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4" svg:font-family="OpenSymbol" style:font-adornments="Roman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Text_20_body">
      <style:paragraph-properties fo:margin-top="0cm" fo:margin-bottom="0.15cm" style:contextual-spacing="false"/>
      <style:text-properties fo:font-size="2pt" style:font-size-asian="2pt" style:font-size-complex="2pt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4" style:family="paragraph" style:parent-style-name="Header">
      <style:text-properties fo:font-size="3pt" style:font-size-asian="4pt" style:font-size-complex="4pt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text-properties style:font-name="Bitstream Vera Sans1" fo:font-size="10pt" style:font-size-asian="10pt" style:font-size-complex="10pt"/>
    </style:style>
    <style:style style:name="P21" style:family="paragraph" style:parent-style-name="Standard">
      <style:paragraph-properties fo:margin-top="0.101cm" fo:margin-bottom="0cm" style:contextual-spacing="false"/>
      <style:text-properties style:font-name="Bitstream Vera Sans1" fo:font-size="10pt" style:font-size-asian="10pt" style:font-size-complex="10pt"/>
    </style:style>
    <style:style style:name="P2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1" fo:font-size="10pt" style:font-size-asian="10pt" style:font-size-complex="10pt"/>
    </style:style>
    <style:style style:name="P2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1" fo:font-size="10pt" officeooo:paragraph-rsid="00644343" style:font-size-asian="10pt" style:font-size-complex="10pt"/>
    </style:style>
    <style:style style:name="P24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style:font-size-asian="10pt" style:font-size-complex="10pt"/>
    </style:style>
    <style:style style:name="P25" style:family="paragraph" style:parent-style-name="Standard">
      <style:paragraph-properties fo:margin-top="0.199cm" fo:margin-bottom="0cm" style:contextual-spacing="false"/>
      <style:text-properties style:font-name="Bitstream Vera Sans1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Bitstream Vera Sans1" fo:font-size="10pt" style:font-size-asian="10pt" style:font-size-complex="10pt"/>
    </style:style>
    <style:style style:name="P27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font-name="Bitstream Vera Sans1" fo:font-size="10pt" fo:background-color="transparent" style:font-size-asian="10pt" style:font-size-complex="10pt"/>
    </style:style>
    <style:style style:name="P2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1" fo:font-size="10pt" fo:background-color="transparent" style:font-size-asian="10pt" style:font-size-complex="10pt"/>
    </style:style>
    <style:style style:name="P29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font-name="Bitstream Vera Sans1" fo:font-size="10pt" officeooo:paragraph-rsid="002343fe" fo:background-color="transparent" style:font-size-asian="10pt" style:font-size-complex="10pt"/>
    </style:style>
    <style:style style:name="P30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style:font-name="Bitstream Vera Sans1"/>
    </style:style>
    <style:style style:name="P31" style:family="paragraph" style:parent-style-name="Table_20_Contents">
      <style:paragraph-properties fo:text-align="center" style:justify-single-word="false"/>
      <style:text-properties style:font-name="Bitstream Vera Sans1"/>
    </style:style>
    <style:style style:name="P32" style:family="paragraph" style:parent-style-name="Table_20_Contents">
      <style:paragraph-properties fo:margin-top="0cm" fo:margin-bottom="0cm" style:contextual-spacing="false" fo:line-height="100%"/>
      <style:text-properties style:font-name="Bitstream Vera Sans1"/>
    </style:style>
    <style:style style:name="P3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1"/>
    </style:style>
    <style:style style:name="P34" style:family="paragraph" style:parent-style-name="Text_20_body">
      <style:paragraph-properties fo:margin-top="0cm" fo:margin-bottom="0.15cm" style:contextual-spacing="false"/>
      <style:text-properties style:font-name="Bitstream Vera Sans1" fo:font-size="2pt" style:font-size-asian="2pt" style:font-size-complex="2pt"/>
    </style:style>
    <style:style style:name="P3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1" fo:font-size="6pt" style:font-size-asian="6pt" style:font-size-complex="6pt"/>
    </style:style>
    <style:style style:name="P36" style:family="paragraph" style:parent-style-name="Standard">
      <style:text-properties fo:font-size="6pt" style:font-size-asian="6pt" style:font-size-complex="6pt"/>
    </style:style>
    <style:style style:name="P37" style:family="paragraph" style:parent-style-name="_5f_Paragraphe_20_livret_20_">
      <style:paragraph-properties fo:text-align="center" style:justify-single-word="false"/>
    </style:style>
    <style:style style:name="P38" style:family="paragraph" style:parent-style-name="Folio">
      <style:paragraph-properties fo:text-align="center" style:justify-single-word="false"/>
      <style:text-properties fo:font-size="8pt" style:font-size-asian="8pt" style:font-size-complex="8pt"/>
    </style:style>
    <style:style style:name="P39" style:family="paragraph" style:parent-style-name="Standard">
      <style:paragraph-properties fo:margin-top="0.101cm" fo:margin-bottom="0cm" style:contextual-spacing="false"/>
      <style:text-properties fo:color="#000000" loext:opacity="100%" style:font-name="Bitstream Vera Sans1" fo:font-size="12pt" fo:font-style="normal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0" style:family="paragraph" style:parent-style-name="_5f_Paragraphe_20_livret_20_réponse_20_élève">
      <style:paragraph-properties fo:line-height="115%"/>
      <style:text-properties fo:color="#000000" loext:opacity="100%" fo:background-color="#ffff00"/>
    </style:style>
    <style:style style:name="P41" style:family="paragraph" style:parent-style-name="Standard">
      <style:paragraph-properties fo:margin-top="0.101cm" fo:margin-bottom="0cm" style:contextual-spacing="false"/>
      <style:text-properties fo:font-variant="normal" fo:text-transform="none" style:font-name="Bitstream Vera Sans1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42" style:family="paragraph" style:parent-style-name="Standard" style:master-page-name="">
      <style:paragraph-properties fo:margin-top="0.101cm" fo:margin-bottom="0cm" style:contextual-spacing="false" style:page-number="auto" fo:break-before="auto" fo:break-after="auto"/>
      <style:text-properties fo:font-variant="normal" fo:text-transform="none" style:font-name="Bitstream Vera Sans1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43" style:family="paragraph" style:parent-style-name="_5f_Paragraphe_20_livret_20_réponse_20_élève">
      <style:paragraph-properties fo:margin-top="0.101cm" fo:margin-bottom="0cm" style:contextual-spacing="false" fo:line-height="115%">
        <style:tab-stops>
          <style:tab-stop style:position="9.2cm" style:type="right" style:leader-style="dotted" style:leader-text="."/>
        </style:tab-stops>
      </style:paragraph-properties>
    </style:style>
    <style:style style:name="P44" style:family="paragraph" style:parent-style-name="_5f_Paragraphe_20_livret_20_réponse_20_élève">
      <style:paragraph-properties fo:line-height="115%"/>
    </style:style>
    <style:style style:name="P45" style:family="paragraph" style:parent-style-name="_5f_Paragraphe_20_livret_20_réponse_20_élève">
      <style:paragraph-properties fo:line-height="115%"/>
      <style:text-properties officeooo:paragraph-rsid="001f69eb"/>
    </style:style>
    <style:style style:name="P46" style:family="paragraph" style:parent-style-name="_5f_Paragraphe_20_livret_20_réponse_20_élève">
      <style:paragraph-properties fo:margin-top="0.3cm" fo:margin-bottom="0cm" style:contextual-spacing="false" fo:line-height="115%"/>
    </style:style>
    <style:style style:name="P47" style:family="paragraph" style:parent-style-name="_5f_Paragraphe_20_livret_20_réponse_20_élève">
      <style:paragraph-properties fo:line-height="115%"/>
      <style:text-properties officeooo:paragraph-rsid="002343fe"/>
    </style:style>
    <style:style style:name="P48" style:family="paragraph" style:parent-style-name="_5f_Paragraphe_20_livret_20_réponse_20_élève" style:master-page-name="">
      <style:paragraph-properties fo:margin-top="0.3cm" fo:margin-bottom="0cm" style:contextual-spacing="false" fo:line-height="115%" style:page-number="auto"/>
      <style:text-properties officeooo:paragraph-rsid="002343fe"/>
    </style:style>
    <style:style style:name="P49" style:family="paragraph" style:parent-style-name="_5f_Paragraphe_20_livret_20_réponse_20_élève">
      <style:paragraph-properties fo:margin-top="0.3cm" fo:margin-bottom="0cm" style:contextual-spacing="false" fo:line-height="115%" fo:keep-together="always" fo:keep-with-next="always"/>
      <style:text-properties officeooo:paragraph-rsid="002343fe"/>
    </style:style>
    <style:style style:name="P50" style:family="paragraph" style:parent-style-name="_5f_Paragraphe_20_livret_20_">
      <style:paragraph-properties fo:margin-top="0cm" fo:margin-bottom="0cm" style:contextual-spacing="false"/>
    </style:style>
    <style:style style:name="P51" style:family="paragraph" style:parent-style-name="_5f_Paragraphe_20_livret_20_">
      <style:paragraph-properties fo:margin-top="0cm" fo:margin-bottom="0cm" style:contextual-spacing="false" fo:break-before="column"/>
    </style:style>
    <style:style style:name="P52" style:family="paragraph" style:parent-style-name="_5f_Paragraphe_20_livret_20_réponse_20_élève">
      <style:paragraph-properties fo:margin-top="0cm" fo:margin-bottom="0cm" style:contextual-spacing="false"/>
    </style:style>
    <style:style style:name="P53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4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 style:leader-style="dotted" style:leader-text="."/>
        </style:tab-stops>
      </style:paragraph-properties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_5f_Paragraphe_20_livret_20_">
      <style:paragraph-properties fo:margin-top="0cm" fo:margin-bottom="0cm" style:contextual-spacing="false" fo:line-height="100%">
        <style:tab-stops/>
      </style:paragraph-properties>
    </style:style>
    <style:style style:name="P57" style:family="paragraph" style:parent-style-name="_5f_Paragraphe_20_livret_20_réponse_20_élève">
      <style:paragraph-properties fo:margin-top="0cm" fo:margin-bottom="0cm" style:contextual-spacing="false" fo:line-height="100%">
        <style:tab-stops/>
      </style:paragraph-properties>
    </style:style>
    <style:style style:name="P58" style:family="paragraph" style:parent-style-name="_5f_Paragraphe_20_livret_20_réponse_20_élève">
      <style:paragraph-properties fo:margin-top="0cm" fo:margin-bottom="0cm" style:contextual-spacing="false" fo:line-height="100%" fo:break-before="column"/>
    </style:style>
    <style:style style:name="P59" style:family="paragraph" style:parent-style-name="_5f_Paragraphe_20_livret_20_réponse_20_élève">
      <style:paragraph-properties fo:margin-top="0cm" fo:margin-bottom="0cm" style:contextual-spacing="false" fo:line-height="100%"/>
    </style:style>
    <style:style style:name="P60" style:family="paragraph" style:parent-style-name="_5f_Paragraphe_20_livret_20_réponse_20_élève">
      <style:paragraph-properties fo:margin-top="0cm" fo:margin-bottom="0cm" style:contextual-spacing="false" fo:line-height="100%" fo:break-before="column"/>
      <style:text-properties officeooo:paragraph-rsid="00182381"/>
    </style:style>
    <style:style style:name="P61" style:family="paragraph" style:parent-style-name="_5f_Paragraphe_20_livret_20_réponse_20_élève">
      <style:paragraph-properties fo:margin-top="0cm" fo:margin-bottom="0cm" style:contextual-spacing="false" fo:line-height="100%"/>
      <style:text-properties officeooo:paragraph-rsid="00182381"/>
    </style:style>
    <style:style style:name="P62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 style:leader-style="dotted" style:leader-text="."/>
        </style:tab-stops>
      </style:paragraph-properties>
    </style:style>
    <style:style style:name="P63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3.925cm" style:leader-style="dotted" style:leader-text="."/>
          <style:tab-stop style:position="5.535cm" style:leader-style="dotted" style:leader-text="."/>
          <style:tab-stop style:position="7.034cm" style:leader-style="dotted" style:leader-text="."/>
          <style:tab-stop style:position="8.643cm" style:leader-style="dotted" style:leader-text="."/>
          <style:tab-stop style:position="8.999cm" style:leader-style="dotted" style:leader-text="."/>
        </style:tab-stops>
      </style:paragraph-properties>
    </style:style>
    <style:style style:name="P64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3.351cm" style:leader-style="dotted" style:leader-text="."/>
          <style:tab-stop style:position="5.424cm" style:leader-style="dotted" style:leader-text="."/>
          <style:tab-stop style:position="7.091cm" style:leader-style="dotted" style:leader-text="."/>
          <style:tab-stop style:position="8.599cm" style:leader-style="dotted" style:leader-text="."/>
          <style:tab-stop style:position="8.999cm" style:leader-style="dotted" style:leader-text="."/>
        </style:tab-stops>
      </style:paragraph-properties>
    </style:style>
    <style:style style:name="P65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3.351cm" style:leader-style="dotted" style:leader-text="."/>
          <style:tab-stop style:position="5.424cm" style:leader-style="dotted" style:leader-text="."/>
          <style:tab-stop style:position="7.091cm" style:leader-style="dotted" style:leader-text="."/>
          <style:tab-stop style:position="8.5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644343"/>
    </style:style>
    <style:style style:name="P66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</style:style>
    <style:style style:name="P67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</style:style>
    <style:style style:name="P68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/>
      </style:paragraph-properties>
    </style:style>
    <style:style style:name="P69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officeooo:paragraph-rsid="00644343"/>
    </style:style>
    <style:style style:name="P70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/>
      </style:paragraph-properties>
      <style:text-properties officeooo:paragraph-rsid="00644343"/>
    </style:style>
    <style:style style:name="P71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officeooo:paragraph-rsid="001ae937"/>
    </style:style>
    <style:style style:name="P72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officeooo:paragraph-rsid="001ae937"/>
    </style:style>
    <style:style style:name="P73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/>
      </style:paragraph-properties>
      <style:text-properties officeooo:paragraph-rsid="001ae937"/>
    </style:style>
    <style:style style:name="P74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officeooo:paragraph-rsid="002343fe"/>
    </style:style>
    <style:style style:name="P75" style:family="paragraph" style:parent-style-name="_5f_Paragraphe_20_livret_20_réponse_20_élève">
      <style:paragraph-properties fo:line-height="100%" fo:text-align="center" style:justify-single-word="false"/>
    </style:style>
    <style:style style:name="P76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officeooo:paragraph-rsid="002343fe"/>
    </style:style>
    <style:style style:name="P77" style:family="paragraph" style:parent-style-name="_5f_Paragraphe_20_livret_20_réponse_20_élève">
      <style:paragraph-properties fo:margin-top="0cm" fo:margin-bottom="0cm" style:contextual-spacing="false" fo:line-height="100%"/>
      <style:text-properties officeooo:paragraph-rsid="001ddead"/>
    </style:style>
    <style:style style:name="P78" style:family="paragraph" style:parent-style-name="_5f_Paragraphe_20_livret_20_">
      <style:paragraph-properties fo:margin-top="0.4cm" fo:margin-bottom="0cm" style:contextual-spacing="false" fo:line-height="100%"/>
    </style:style>
    <style:style style:name="P79" style:family="paragraph" style:parent-style-name="_5f_Paragraphe_20_livret_20_réponse_20_élève">
      <style:paragraph-properties fo:margin-top="0.4cm" fo:margin-bottom="0cm" style:contextual-spacing="false" fo:line-height="100%"/>
    </style:style>
    <style:style style:name="P80" style:family="paragraph" style:parent-style-name="_5f_Paragraphe_20_livret_20_réponse_20_élève" style:master-page-name="">
      <style:paragraph-properties fo:margin-top="0.4cm" fo:margin-bottom="0cm" style:contextual-spacing="false" fo:line-height="100%" style:page-number="auto" fo:break-before="auto" fo:break-after="auto"/>
    </style:style>
    <style:style style:name="P81" style:family="paragraph" style:parent-style-name="_5f_Paragraphe_20_livret_20_" style:master-page-name="">
      <style:paragraph-properties fo:margin-top="0.4cm" fo:margin-bottom="0cm" style:contextual-spacing="false" fo:line-height="100%" style:page-number="auto" fo:break-before="auto" fo:break-after="auto"/>
    </style:style>
    <style:style style:name="P82" style:family="paragraph" style:parent-style-name="_5f_Paragraphe_20_livret_20_réponse_20_élève">
      <style:paragraph-properties fo:margin-top="0cm" fo:margin-bottom="0cm" style:contextual-spacing="false" fo:line-height="100%"/>
      <style:text-properties officeooo:paragraph-rsid="002343fe"/>
    </style:style>
    <style:style style:name="P83" style:family="paragraph" style:parent-style-name="_5f_Paragraphe_20_livret_20_réponse_20_élève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</style:style>
    <style:style style:name="P84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</style:style>
    <style:style style:name="P85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2343fe"/>
    </style:style>
    <style:style style:name="P86" style:family="paragraph" style:parent-style-name="_5f_Paragraphe_20_livret_20_réponse_20_élève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2343fe"/>
    </style:style>
    <style:style style:name="P87" style:family="paragraph" style:parent-style-name="_5f_Paragraphe_20_livret_20_réponse_20_élève">
      <style:paragraph-properties fo:margin-top="0cm" fo:margin-bottom="0cm" style:contextual-spacing="false" style:line-height-at-least="0.6cm"/>
    </style:style>
    <style:style style:name="P88" style:family="paragraph" style:parent-style-name="_5f_Paragraphe_20_livret_20_réponse_20_élève">
      <style:paragraph-properties fo:margin-top="0cm" fo:margin-bottom="0cm" style:contextual-spacing="false" style:line-height-at-least="0.6cm"/>
      <style:text-properties officeooo:paragraph-rsid="00164870"/>
    </style:style>
    <style:style style:name="P89" style:family="paragraph" style:parent-style-name="_5f_Paragraphe_20_livret_20_réponse_20_élève">
      <style:paragraph-properties fo:margin-top="0cm" fo:margin-bottom="0cm" style:contextual-spacing="false" style:line-height-at-least="0.6cm"/>
      <style:text-properties officeooo:paragraph-rsid="00219211"/>
    </style:style>
    <style:style style:name="P90" style:family="paragraph" style:parent-style-name="_5f_Paragraphe_20_livret_20_réponse_20_élève">
      <style:paragraph-properties fo:margin-top="0cm" fo:margin-bottom="0cm" style:contextual-spacing="false" style:line-height-at-least="0.6cm"/>
      <style:text-properties officeooo:paragraph-rsid="002343fe"/>
    </style:style>
    <style:style style:name="P91" style:family="paragraph" style:parent-style-name="_5f_Paragraphe_20_livret_20_réponse_20_élève" style:master-page-name="">
      <style:paragraph-properties fo:margin-top="0cm" fo:margin-bottom="0cm" style:contextual-spacing="false" style:line-height-at-least="0.6cm" fo:keep-together="always" style:page-number="auto" fo:keep-with-next="always"/>
      <style:text-properties officeooo:paragraph-rsid="002343fe"/>
    </style:style>
    <style:style style:name="P92" style:family="paragraph" style:parent-style-name="_5f_Paragraphe_20_livret_20_réponse_20_élève">
      <style:paragraph-properties fo:margin-top="0cm" fo:margin-bottom="0cm" style:contextual-spacing="false" style:line-height-at-least="0.6cm" fo:keep-together="always" fo:keep-with-next="always"/>
      <style:text-properties officeooo:paragraph-rsid="002343fe"/>
    </style:style>
    <style:style style:name="P9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fo:background-color="transparent" style:font-size-asian="10pt" style:font-size-complex="10pt"/>
    </style:style>
    <style:style style:name="P94" style:family="paragraph" style:parent-style-name="Table_20_Contents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9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style:font-size-asian="10pt" style:font-size-complex="10pt"/>
    </style:style>
    <style:style style:name="P96" style:family="paragraph" style:parent-style-name="_5f_Paragraphe_20_livret_20_">
      <style:paragraph-properties fo:margin-top="0.199cm" fo:margin-bottom="0cm" style:contextual-spacing="false"/>
      <style:text-properties fo:font-size="10pt" style:font-size-asian="10pt" style:font-size-complex="10pt"/>
    </style:style>
    <style:style style:name="P9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background-color="transparent"/>
    </style:style>
    <style:style style:name="P9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4" fo:font-size="10pt" fo:font-weight="bold" style:font-weight-asian="bold" style:font-weight-complex="bold"/>
    </style:style>
    <style:style style:name="P9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4" fo:font-size="10pt"/>
    </style:style>
    <style:style style:name="P100" style:family="paragraph" style:parent-style-name="Standard">
      <style:paragraph-properties fo:margin-top="0cm" fo:margin-bottom="0cm" style:contextual-spacing="false" fo:text-align="center" style:justify-single-word="false"/>
      <style:text-properties style:font-name="Bitstream Vera Sans4" fo:font-size="10pt"/>
    </style:style>
    <style:style style:name="P101" style:family="paragraph" style:parent-style-name="FILET_5f_POINTILLES">
      <style:paragraph-properties fo:margin-top="0cm" fo:margin-bottom="0cm" style:contextual-spacing="false" fo:line-height="150%"/>
    </style:style>
    <style:style style:name="P102" style:family="paragraph" style:parent-style-name="FILET_5f_POINTILLES">
      <style:paragraph-properties fo:margin-top="0cm" fo:margin-bottom="0cm" style:contextual-spacing="false" fo:line-height="150%"/>
      <style:text-properties officeooo:paragraph-rsid="0020978f"/>
    </style:style>
    <style:style style:name="P103" style:family="paragraph" style:parent-style-name="FILET_5f_POINTILLES">
      <style:paragraph-properties fo:margin-top="0cm" fo:margin-bottom="0cm" style:contextual-spacing="false" fo:line-height="150%"/>
      <style:text-properties officeooo:paragraph-rsid="002343fe"/>
    </style:style>
    <style:style style:name="P104" style:family="paragraph" style:parent-style-name="_5f_Paragraphe_20_livret_20_">
      <style:paragraph-properties fo:text-align="center" style:justify-single-word="false"/>
      <style:text-properties fo:font-weight="bold" style:font-weight-asian="bold" style:font-weight-complex="bold"/>
    </style:style>
    <style:style style:name="P105" style:family="paragraph" style:parent-style-name="_5f_Paragraphe_20_livret_20_">
      <style:paragraph-properties fo:margin-top="0.199cm" fo:margin-bottom="0cm" style:contextual-spacing="false"/>
    </style:style>
    <style:style style:name="P106" style:family="paragraph" style:parent-style-name="_5f_Paragraphe_20_livret_20_réponse_20_élève">
      <style:paragraph-properties fo:margin-top="0.199cm" fo:margin-bottom="0cm" style:contextual-spacing="false"/>
    </style:style>
    <style:style style:name="P107" style:family="paragraph" style:parent-style-name="_5f_Paragraphe_20_livret_20_">
      <style:paragraph-properties fo:margin-top="0.199cm" fo:margin-bottom="0cm" style:contextual-spacing="false"/>
      <style:text-properties officeooo:paragraph-rsid="0023015b"/>
    </style:style>
    <style:style style:name="P108" style:family="paragraph" style:parent-style-name="_5f_Paragraphe_20_livret_20_">
      <style:paragraph-properties fo:margin-top="0.199cm" fo:margin-bottom="0cm" style:contextual-spacing="false"/>
      <style:text-properties officeooo:rsid="0023015b" officeooo:paragraph-rsid="0023015b"/>
    </style:style>
    <style:style style:name="P109" style:family="paragraph" style:parent-style-name="_5f_Paragraphe_20_livret_20_réponse_20_élève">
      <style:paragraph-properties>
        <style:tab-stops>
          <style:tab-stop style:position="1.508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</style:style>
    <style:style style:name="P110" style:family="paragraph" style:parent-style-name="_5f_Paragraphe_20_livret_20_réponse_20_élève">
      <style:paragraph-properties>
        <style:tab-stops>
          <style:tab-stop style:position="1.455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</style:style>
    <style:style style:name="P111" style:family="paragraph" style:parent-style-name="_5f_Paragraphe_20_livret_20_réponse_20_élève">
      <style:paragraph-properties>
        <style:tab-stops>
          <style:tab-stop style:position="1.64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</style:style>
    <style:style style:name="P112" style:family="paragraph" style:parent-style-name="_5f_Paragraphe_20_livret_20_réponse_20_élève">
      <style:paragraph-properties>
        <style:tab-stops>
          <style:tab-stop style:position="1.296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</style:style>
    <style:style style:name="P113" style:family="paragraph" style:parent-style-name="_5f_Paragraphe_20_livret_20_réponse_20_élève">
      <style:paragraph-properties style:line-height-at-least="0.7cm"/>
    </style:style>
    <style:style style:name="P114" style:family="paragraph" style:parent-style-name="Table_20_Contents">
      <style:paragraph-properties fo:margin-left="-0.005cm" fo:margin-right="-0.097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1.508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style:font-name="Bitstream Vera Sans5" fo:font-size="14pt" style:font-size-asian="14pt" style:font-size-complex="14pt"/>
    </style:style>
    <style:style style:name="P115" style:family="paragraph" style:parent-style-name="_5f_Paragraphe_20_livret_20_">
      <style:paragraph-properties fo:margin-top="0.3cm" fo:margin-bottom="0cm" style:contextual-spacing="false"/>
    </style:style>
    <style:style style:name="P116" style:family="paragraph" style:parent-style-name="FILET_5f_POINTILLES">
      <style:paragraph-properties>
        <style:tab-stops>
          <style:tab-stop style:position="9.2cm" style:leader-style="dotted" style:leader-text="."/>
        </style:tab-stops>
      </style:paragraph-properties>
    </style:style>
    <style:style style:name="P117" style:family="paragraph" style:parent-style-name="FILET_5f_POINTILLES">
      <style:paragraph-properties>
        <style:tab-stops>
          <style:tab-stop style:position="9.2cm" style:leader-style="dotted" style:leader-text="."/>
        </style:tab-stops>
      </style:paragraph-properties>
      <style:text-properties officeooo:paragraph-rsid="00219211"/>
    </style:style>
    <style:style style:name="P118" style:family="paragraph" style:parent-style-name="FILET_5f_POINTILLES">
      <style:paragraph-properties>
        <style:tab-stops>
          <style:tab-stop style:position="9.2cm" style:leader-style="dotted" style:leader-text="."/>
        </style:tab-stops>
      </style:paragraph-properties>
      <style:text-properties officeooo:paragraph-rsid="002343fe"/>
    </style:style>
    <style:style style:name="P119" style:family="paragraph" style:parent-style-name="FILET_5f_POINTILLES">
      <style:paragraph-properties>
        <style:tab-stops>
          <style:tab-stop style:position="2.999cm"/>
          <style:tab-stop style:position="9.2cm" style:leader-style="dotted" style:leader-text="."/>
        </style:tab-stops>
      </style:paragraph-properties>
    </style:style>
    <style:style style:name="P120" style:family="paragraph" style:parent-style-name="Standard">
      <style:paragraph-properties fo:keep-together="always" fo:keep-with-next="always"/>
    </style:style>
    <style:style style:name="P121" style:family="paragraph" style:parent-style-name="_5f_Paragraphe_20_livret_20_réponse_20_élève">
      <style:text-properties officeooo:paragraph-rsid="002343fe"/>
    </style:style>
    <style:style style:name="P122" style:family="paragraph" style:parent-style-name="_5f_Paragraphe_20_livret_20_réponse_20_élève">
      <style:paragraph-properties fo:margin-top="0cm" fo:margin-bottom="0cm" style:contextual-spacing="false"/>
      <style:text-properties officeooo:paragraph-rsid="002343fe"/>
    </style:style>
    <style:style style:name="P123" style:family="paragraph" style:parent-style-name="Exo_5f_Num">
      <style:paragraph-properties fo:margin-top="0.499cm" fo:margin-bottom="0.199cm" style:contextual-spacing="false"/>
    </style:style>
    <style:style style:name="P124" style:family="paragraph" style:parent-style-name="Exo_5f_Num" style:list-style-name="Num_5f_Exo"/>
    <style:style style:name="P125" style:family="paragraph" style:parent-style-name="Exo_5f_Num" style:list-style-name="Num_5f_Exo">
      <style:paragraph-properties fo:margin-top="0.499cm" fo:margin-bottom="0.199cm" style:contextual-spacing="false"/>
    </style:style>
    <style:style style:name="P126" style:family="paragraph" style:parent-style-name="Exo_5f_Num" style:list-style-name="Num_5f_Exo">
      <style:text-properties fo:background-color="transparent" style:font-size-asian="10.5pt" style:text-scale="99%"/>
    </style:style>
    <style:style style:name="P127" style:family="paragraph" style:parent-style-name="Exo_5f_Num" style:list-style-name="">
      <style:paragraph-properties fo:margin-top="0.499cm" fo:margin-bottom="0.199cm" style:contextual-spacing="false" fo:text-align="start" style:justify-single-word="false"/>
    </style:style>
    <style:style style:name="P128" style:family="paragraph" style:parent-style-name="Exo_5f_Num" style:list-style-name="Num_5f_Exo">
      <style:paragraph-properties fo:margin-top="0.499cm" fo:margin-bottom="0.199cm" style:contextual-spacing="false" fo:text-align="start" style:justify-single-word="false"/>
    </style:style>
    <style:style style:name="P129" style:family="paragraph" style:parent-style-name="Exo_5f_Num" style:master-page-name="">
      <style:paragraph-properties fo:keep-together="always" style:page-number="auto" fo:keep-with-next="always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130" style:family="paragraph" style:parent-style-name="Exo_5f_Num">
      <style:paragraph-properties fo:break-before="page"/>
    </style:style>
    <style:style style:name="P131" style:family="paragraph" style:parent-style-name="Exo_5f_Num">
      <style:paragraph-properties fo:margin-top="0.298cm" fo:margin-bottom="0cm" style:contextual-spacing="false" fo:line-height="0.43cm"/>
    </style:style>
    <style:style style:name="P132" style:family="paragraph" style:parent-style-name="Exo_5f_Num" style:list-style-name="">
      <style:paragraph-properties fo:margin-top="0.3cm" fo:margin-bottom="0cm" style:contextual-spacing="false" style:line-height-at-least="0.706cm"/>
    </style:style>
    <style:style style:name="P133" style:family="paragraph" style:parent-style-name="Standard" style:list-style-name="Num_5f_Exo" style:master-page-name="">
      <style:paragraph-properties fo:margin-top="0cm" fo:margin-bottom="0.101cm" style:contextual-spacing="false" style:page-number="auto" fo:break-before="column">
        <style:tab-stops/>
      </style:paragraph-properties>
      <style:text-properties officeooo:paragraph-rsid="00182381"/>
    </style:style>
    <style:style style:name="P134" style:family="paragraph" style:parent-style-name="Standard" style:list-style-name="Num_5f_Exo" style:master-page-name="">
      <style:paragraph-properties fo:margin-top="0.501cm" fo:margin-bottom="0.099cm" style:contextual-spacing="false" fo:keep-together="always" style:page-number="auto" fo:keep-with-next="always"/>
    </style:style>
    <style:style style:name="P135" style:family="paragraph" style:parent-style-name="Table_20_Contents" style:list-style-name="liste_5f_abc">
      <style:paragraph-properties fo:margin-top="0cm" fo:margin-bottom="0cm" style:contextual-spacing="false"/>
    </style:style>
    <style:style style:name="P136" style:family="paragraph" style:parent-style-name="Table_20_Contents" style:list-style-name="liste_5f_abc">
      <style:paragraph-properties fo:margin-top="0cm" fo:margin-bottom="0cm" style:contextual-spacing="false" fo:line-height="100%"/>
    </style:style>
    <style:style style:name="P137" style:family="paragraph" style:parent-style-name="_5f_Paragraphe_20_livret_20_" style:list-style-name="liste_5f_abc">
      <style:paragraph-properties fo:margin-top="0.4cm" fo:margin-bottom="0cm" style:contextual-spacing="false"/>
    </style:style>
    <style:style style:name="P138" style:family="paragraph" style:parent-style-name="_5f_Paragraphe_20_livret_20_" style:list-style-name="liste_5f_abc">
      <style:paragraph-properties fo:margin-top="0cm" fo:margin-bottom="0cm" style:contextual-spacing="false"/>
    </style:style>
    <style:style style:name="P139" style:family="paragraph" style:parent-style-name="_5f_Paragraphe_20_livret_20_" style:list-style-name="liste_5f_abc">
      <style:paragraph-properties fo:margin-top="0.199cm" fo:margin-bottom="0cm" style:contextual-spacing="false"/>
    </style:style>
    <style:style style:name="P140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141" style:family="paragraph" style:parent-style-name="_5f_Paragraphe_20_livret_20_" style:list-style-name="liste_5f_abc">
      <style:paragraph-properties fo:margin-top="0.199cm" fo:margin-bottom="0cm" style:contextual-spacing="false" fo:keep-together="always" fo:keep-with-next="always"/>
    </style:style>
    <style:style style:name="P142" style:family="paragraph" style:parent-style-name="_5f_Paragraphe_20_livret_20_" style:list-style-name="liste_5f_abc">
      <style:paragraph-properties fo:margin-top="0.3cm" fo:margin-bottom="0cm" style:contextual-spacing="false" fo:keep-together="always" fo:keep-with-next="always"/>
    </style:style>
    <style:style style:name="P143" style:family="paragraph" style:parent-style-name="_5f_Paragraphe_20_livret_20_" style:list-style-name="L2" style:master-page-name="">
      <loext:graphic-properties draw:fill="none"/>
      <style:paragraph-properties fo:margin-left="0.6cm" fo:margin-right="0cm" fo:margin-top="0.101cm" fo:margin-bottom="0cm" style:contextual-spacing="false" fo:text-align="justify" style:justify-single-word="false" fo:text-indent="-0.6cm" style:auto-text-indent="false" style:page-number="auto" fo:background-color="transparent" style:shadow="none">
        <style:tab-stops>
          <style:tab-stop style:position="-0.22cm"/>
        </style:tab-stops>
      </style:paragraph-properties>
    </style:style>
    <style:style style:name="P144" style:family="paragraph" style:parent-style-name="_5f_Paragraphe_20_livret_20_" style:list-style-name="L6" style:master-page-name="">
      <loext:graphic-properties draw:fill="none"/>
      <style:paragraph-properties fo:margin-left="0.7cm" fo:margin-right="0cm" fo:margin-top="0.101cm" fo:margin-bottom="0cm" style:contextual-spacing="false" fo:text-align="justify" style:justify-single-word="false" fo:text-indent="-0.6cm" style:auto-text-indent="false" style:page-number="auto" fo:background-color="transparent" style:shadow="none">
        <style:tab-stops>
          <style:tab-stop style:position="-0.155cm"/>
        </style:tab-stops>
      </style:paragraph-properties>
    </style:style>
    <style:style style:name="P145" style:family="paragraph" style:parent-style-name="_5f_Paragraphe_20_livret_20_réponse_20_élève" style:list-style-name="liste_5f_abc">
      <style:paragraph-properties fo:margin-top="0cm" fo:margin-bottom="0cm" style:contextual-spacing="false">
        <style:tab-stops>
          <style:tab-stop style:position="4.35cm" style:type="right"/>
        </style:tab-stops>
      </style:paragraph-properties>
      <style:text-properties officeooo:paragraph-rsid="002343fe"/>
    </style:style>
    <style:style style:name="P146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>
        <style:tab-stops>
          <style:tab-stop style:position="4.35cm" style:type="right"/>
        </style:tab-stops>
      </style:paragraph-properties>
    </style:style>
    <style:style style:name="P147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>
        <style:tab-stops>
          <style:tab-stop style:position="4.35cm" style:type="right"/>
        </style:tab-stops>
      </style:paragraph-properties>
      <style:text-properties officeooo:paragraph-rsid="001ae937"/>
    </style:style>
    <style:style style:name="P148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 fo:break-before="column">
        <style:tab-stops>
          <style:tab-stop style:position="4.35cm" style:type="right"/>
        </style:tab-stops>
      </style:paragraph-properties>
      <style:text-properties officeooo:paragraph-rsid="001ae937"/>
    </style:style>
    <style:style style:name="P149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>
        <style:tab-stops>
          <style:tab-stop style:position="4.35cm" style:type="right"/>
        </style:tab-stops>
      </style:paragraph-properties>
      <style:text-properties officeooo:paragraph-rsid="002343fe"/>
    </style:style>
    <style:style style:name="P150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>
        <style:tab-stops>
          <style:tab-stop style:position="4.35cm" style:type="right"/>
        </style:tab-stops>
      </style:paragraph-properties>
      <style:text-properties style:font-name="Bitstream Vera Sans1" officeooo:paragraph-rsid="002343fe"/>
    </style:style>
    <style:style style:name="P151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>
        <style:tab-stops>
          <style:tab-stop style:position="4.35cm" style:type="right"/>
        </style:tab-stops>
      </style:paragraph-properties>
      <style:text-properties style:font-name="Bitstream Vera Sans1"/>
    </style:style>
    <style:style style:name="P152" style:family="paragraph" style:parent-style-name="_5f_Paragraphe_20_livret_20_réponse_20_élève" style:list-style-name="liste_5f_abc">
      <style:paragraph-properties fo:margin-top="0cm" fo:margin-bottom="0cm" style:contextual-spacing="false" style:line-height-at-least="1cm" fo:text-align="justify" style:justify-single-word="false">
        <style:tab-stops>
          <style:tab-stop style:position="4.35cm" style:type="right"/>
        </style:tab-stops>
      </style:paragraph-properties>
      <style:text-properties style:font-name="Bitstream Vera Sans1" officeooo:paragraph-rsid="002343fe"/>
    </style:style>
    <style:style style:name="P153" style:family="paragraph" style:parent-style-name="_5f_Paragraphe_20_livret_20_réponse_20_élève" style:list-style-name="liste_5f_abc">
      <style:paragraph-properties fo:margin-top="0cm" fo:margin-bottom="0cm" style:contextual-spacing="false" style:line-height-at-least="0.6cm" fo:text-align="justify" style:justify-single-word="false">
        <style:tab-stops>
          <style:tab-stop style:position="4.35cm" style:type="right"/>
        </style:tab-stops>
      </style:paragraph-properties>
      <style:text-properties style:font-name="Bitstream Vera Sans1" officeooo:paragraph-rsid="002343fe"/>
    </style:style>
    <style:style style:name="P154" style:family="paragraph" style:parent-style-name="_5f_Paragraphe_20_livret_20_réponse_20_élève" style:list-style-name="liste_5f_abc">
      <style:paragraph-properties fo:margin-top="0cm" fo:margin-bottom="0cm" style:contextual-spacing="false" style:line-height-at-least="0.6cm" fo:text-align="justify" style:justify-single-word="false">
        <style:tab-stops>
          <style:tab-stop style:position="4.35cm" style:type="right"/>
        </style:tab-stops>
      </style:paragraph-properties>
      <style:text-properties style:font-name="Bitstream Vera Sans1"/>
    </style:style>
    <style:style style:name="P155" style:family="paragraph" style:parent-style-name="_5f_Paragraphe_20_livret_20_réponse_20_élève" style:list-style-name="liste_5f_abc" style:master-page-name="">
      <style:paragraph-properties fo:margin-top="0.3cm" fo:margin-bottom="0cm" style:contextual-spacing="false" fo:line-height="150%" style:page-number="auto">
        <style:tab-stops>
          <style:tab-stop style:position="4.35cm" style:type="right"/>
        </style:tab-stops>
      </style:paragraph-properties>
      <style:text-properties officeooo:paragraph-rsid="001bf7ed"/>
    </style:style>
    <style:style style:name="P156" style:family="paragraph" style:parent-style-name="_5f_Paragraphe_20_livret_20_réponse_20_élève" style:list-style-name="liste_5f_abc">
      <style:paragraph-properties fo:margin-top="0.199cm" fo:margin-bottom="0.199cm" style:contextual-spacing="false" fo:line-height="150%">
        <style:tab-stops>
          <style:tab-stop style:position="4.35cm" style:type="right"/>
        </style:tab-stops>
      </style:paragraph-properties>
      <style:text-properties officeooo:paragraph-rsid="002343fe"/>
    </style:style>
    <style:style style:name="P157" style:family="paragraph" style:parent-style-name="_5f_Paragraphe_20_livret_20_réponse_20_élève" style:list-style-name="liste_5f_abc">
      <style:paragraph-properties fo:line-height="150%">
        <style:tab-stops>
          <style:tab-stop style:position="4.35cm" style:type="right"/>
        </style:tab-stops>
      </style:paragraph-properties>
      <style:text-properties officeooo:paragraph-rsid="002343fe"/>
    </style:style>
    <style:style style:name="P158" style:family="paragraph" style:parent-style-name="_5f_Paragraphe_20_livret_20_réponse_20_élève" style:list-style-name="liste_5f_abc">
      <style:paragraph-properties fo:line-height="150%">
        <style:tab-stops>
          <style:tab-stop style:position="4.35cm" style:type="right"/>
        </style:tab-stops>
      </style:paragraph-properties>
    </style:style>
    <style:style style:name="P159" style:family="paragraph" style:parent-style-name="_5f_Paragraphe_20_livret_20_réponse_20_élève" style:list-style-name="liste_5f_abc">
      <style:paragraph-properties fo:line-height="150%" fo:break-before="column">
        <style:tab-stops>
          <style:tab-stop style:position="4.35cm" style:type="right"/>
        </style:tab-stops>
      </style:paragraph-properties>
    </style:style>
    <style:style style:name="P160" style:family="paragraph" style:parent-style-name="_5f_Paragraphe_20_livret_20_réponse_20_élève" style:list-style-name="liste_5f_abc">
      <style:paragraph-properties fo:margin-top="0.199cm" fo:margin-bottom="0.199cm" style:contextual-spacing="false" fo:line-height="150%">
        <style:tab-stops>
          <style:tab-stop style:position="4.35cm" style:type="right"/>
        </style:tab-stops>
      </style:paragraph-properties>
    </style:style>
    <style:style style:name="P161" style:family="paragraph" style:parent-style-name="_5f_Paragraphe_20_livret_20_réponse_20_élève" style:list-style-name="liste_5f_abc">
      <style:paragraph-properties fo:margin-top="0cm" fo:margin-bottom="0cm" style:contextual-spacing="false" fo:line-height="150%">
        <style:tab-stops>
          <style:tab-stop style:position="4.35cm" style:type="right"/>
        </style:tab-stops>
      </style:paragraph-properties>
    </style:style>
    <style:style style:name="P162" style:family="paragraph" style:parent-style-name="_5f_Paragraphe_20_livret_20_réponse_20_élève" style:list-style-name="_5f_Numérotation_20_des_20_exercices_20_livrets">
      <style:paragraph-properties fo:line-height="100%"/>
    </style:style>
    <style:style style:name="P163" style:family="paragraph" style:parent-style-name="_5f_Paragraphe_20_livret_20_réponse_20_élève" style:list-style-name="_5f_Numérotation_20_des_20_exercices_20_livrets">
      <style:paragraph-properties fo:margin-top="0.4cm" fo:margin-bottom="0cm" style:contextual-spacing="false" fo:line-height="100%">
        <style:tab-stops>
          <style:tab-stop style:position="9.2cm" style:type="right" style:leader-style="dotted" style:leader-text="."/>
        </style:tab-stops>
      </style:paragraph-properties>
    </style:style>
    <style:style style:name="P164" style:family="paragraph" style:parent-style-name="_5f_Paragraphe_20_livret_20_réponse_20_élève" style:list-style-name="L3" style:master-page-name="">
      <loext:graphic-properties draw:fill="none"/>
      <style:paragraph-properties fo:margin-left="0.6cm" fo:margin-right="0cm" fo:margin-top="0cm" fo:margin-bottom="0cm" style:contextual-spacing="false" style:line-height-at-least="0.6cm" fo:text-align="justify" style:justify-single-word="false" fo:text-indent="-0.6cm" style:auto-text-indent="false" style:page-number="auto" fo:background-color="transparent" style:shadow="none">
        <style:tab-stops>
          <style:tab-stop style:position="-0.199cm"/>
        </style:tab-stops>
      </style:paragraph-properties>
    </style:style>
    <style:style style:name="P165" style:family="paragraph" style:parent-style-name="_5f_Paragraphe_20_livret_20_réponse_20_élève" style:list-style-name="L8" style:master-page-name="">
      <loext:graphic-properties draw:fill="none"/>
      <style:paragraph-properties fo:margin-left="0.7cm" fo:margin-right="0cm" fo:margin-top="0cm" fo:margin-bottom="0cm" style:contextual-spacing="false" style:line-height-at-least="0.6cm" fo:text-align="justify" style:justify-single-word="false" fo:text-indent="-0.6cm" style:auto-text-indent="false" style:page-number="auto" fo:background-color="transparent" style:shadow="none">
        <style:tab-stops>
          <style:tab-stop style:position="-0.199cm"/>
        </style:tab-stops>
      </style:paragraph-properties>
    </style:style>
    <style:style style:name="P166" style:family="paragraph" style:parent-style-name="_5f_Paragraphe_20_livret_20_réponse_20_élève" style:list-style-name="L9" style:master-page-name="">
      <loext:graphic-properties draw:fill="none"/>
      <style:paragraph-properties fo:margin-left="0.7cm" fo:margin-right="0cm" fo:margin-top="0cm" fo:margin-bottom="0cm" style:contextual-spacing="false" style:line-height-at-least="0.6cm" fo:text-align="justify" style:justify-single-word="false" fo:text-indent="-0.6cm" style:auto-text-indent="false" style:page-number="auto" fo:background-color="transparent" style:shadow="none">
        <style:tab-stops>
          <style:tab-stop style:position="-0.199cm"/>
        </style:tab-stops>
      </style:paragraph-properties>
    </style:style>
    <style:style style:name="P167" style:family="paragraph" style:parent-style-name="_5f_Paragraphe_20_livret_20_réponse_20_élève" style:list-style-name="L4" style:master-page-name="">
      <loext:graphic-properties draw:fill="none"/>
      <style:paragraph-properties fo:margin-left="0.7cm" fo:margin-right="0cm" fo:margin-top="0cm" fo:margin-bottom="0cm" style:contextual-spacing="false" style:line-height-at-least="0.6cm" fo:text-align="justify" style:justify-single-word="false" fo:keep-together="always" fo:text-indent="-0.6cm" style:auto-text-indent="false" style:page-number="auto" fo:background-color="transparent" style:shadow="none" fo:keep-with-next="always">
        <style:tab-stops>
          <style:tab-stop style:position="-0.199cm"/>
        </style:tab-stops>
      </style:paragraph-properties>
    </style:style>
    <style:style style:name="P168" style:family="paragraph" style:parent-style-name="_5f_Paragraphe_20_livret_20_réponse_20_élève" style:list-style-name="L5" style:master-page-name="">
      <loext:graphic-properties draw:fill="none"/>
      <style:paragraph-properties fo:margin-left="0.7cm" fo:margin-right="0cm" fo:margin-top="0cm" fo:margin-bottom="0cm" style:contextual-spacing="false" style:line-height-at-least="0.6cm" fo:text-align="justify" style:justify-single-word="false" fo:text-indent="-0.6cm" style:auto-text-indent="false" style:page-number="auto" fo:background-color="transparent" style:shadow="none">
        <style:tab-stops>
          <style:tab-stop style:position="-0.176cm"/>
        </style:tab-stops>
      </style:paragraph-properties>
    </style:style>
    <style:style style:name="P169" style:family="paragraph" style:parent-style-name="_5f_Paragraphe_20_livret_20_réponse_20_élève" style:list-style-name="L7" style:master-page-name="">
      <loext:graphic-properties draw:fill="none"/>
      <style:paragraph-properties fo:margin-left="0.6cm" fo:margin-right="0cm" fo:margin-top="0cm" fo:margin-bottom="0cm" style:contextual-spacing="false" style:line-height-at-least="0.6cm" fo:text-align="justify" style:justify-single-word="false" fo:text-indent="-0.6cm" style:auto-text-indent="false" style:page-number="auto" fo:background-color="transparent" style:shadow="none">
        <style:tab-stops>
          <style:tab-stop style:position="-0.132cm"/>
        </style:tab-stops>
      </style:paragraph-properties>
    </style:style>
    <style:style style:name="P170" style:family="paragraph" style:parent-style-name="_5f_Paragraphe_20_énoncé_20_après_20_numéro">
      <style:paragraph-properties fo:margin-top="0cm" fo:margin-bottom="0cm" style:contextual-spacing="false" fo:line-height="0.43cm" fo:keep-together="always" fo:keep-with-next="always"/>
    </style:style>
    <style:style style:name="P171" style:family="paragraph" style:parent-style-name="_5f_Paragraphe_20_énoncé_20_après_20_numéro">
      <style:paragraph-properties fo:margin-top="0cm" fo:margin-bottom="0cm" style:contextual-spacing="false"/>
    </style:style>
    <style:style style:name="P172" style:family="paragraph" style:parent-style-name="_5f_Pied_20_de_20_page" style:list-style-name="">
      <style:paragraph-properties fo:text-align="end" style:justify-single-word="false"/>
    </style:style>
    <style:style style:name="P173" style:family="paragraph" style:parent-style-name="_5f_Pied_20_de_20_page">
      <style:paragraph-properties fo:text-align="end" style:justify-single-word="false"/>
    </style:style>
    <style:style style:name="P174" style:family="paragraph" style:parent-style-name="_5f_Pied_20_de_20_page" style:list-style-name=""/>
    <style:style style:name="P17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6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auto" style:shadow="none"/>
      <style:text-properties style:font-name="Bitstream Vera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7" style:family="paragraph" style:parent-style-name="programme" style:list-style-name="L1" style:master-page-name="">
      <loext:graphic-properties draw:fill="solid" draw:fill-color="#fcf7ed" draw:opacity="100%"/>
      <style:paragraph-properties fo:margin-top="0cm" fo:margin-bottom="0cm" style:contextual-spacing="false" fo:line-height="100%" fo:text-align="justify" style:justify-single-word="false" style:page-number="auto" fo:background-color="#fcf7ed" fo:padding="0.199cm" fo:border="0.6pt solid #000000" style:shadow="#b2b2b2 0.101cm 0.101cm">
        <style:tab-stops>
          <style:tab-stop style:position="0.34cm"/>
        </style:tab-stops>
      </style:paragraph-properties>
    </style:style>
    <style:style style:name="P178" style:family="paragraph" style:parent-style-name="programme" style:list-style-name="L1">
      <loext:graphic-properties draw:fill="solid" draw:fill-color="#fcf7ed" draw:opacity="100%"/>
      <style:paragraph-properties fo:margin-top="0cm" fo:margin-bottom="0cm" style:contextual-spacing="false" fo:line-height="100%" fo:text-align="justify" style:justify-single-word="false" fo:background-color="#fcf7ed" fo:padding="0.199cm" fo:border="0.6pt solid #000000" style:shadow="#b2b2b2 0.101cm 0.101cm">
        <style:tab-stops>
          <style:tab-stop style:position="0.34cm"/>
        </style:tab-stops>
      </style:paragraph-properties>
    </style:style>
    <style:style style:name="P179" style:family="paragraph" style:parent-style-name="programme" style:list-style-name="">
      <loext:graphic-properties draw:fill="solid" draw:fill-color="#fcf7ed" draw:opacity="100%"/>
      <style:paragraph-properties fo:margin-top="0cm" fo:margin-bottom="0cm" style:contextual-spacing="false" fo:line-height="100%" fo:text-align="justify" style:justify-single-word="false" fo:background-color="#fcf7ed" fo:padding="0.199cm" fo:border="0.6pt solid #000000" style:shadow="#b2b2b2 0.101cm 0.101cm">
        <style:tab-stops>
          <style:tab-stop style:position="0.34cm"/>
        </style:tab-stops>
      </style:paragraph-properties>
    </style:style>
    <style:style style:name="P180" style:family="paragraph" style:parent-style-name="programme" style:list-style-name="" style:master-page-name="">
      <loext:graphic-properties draw:fill="solid" draw:fill-color="#fcf7ed" draw:opacity="100%"/>
      <style:paragraph-properties fo:margin-top="0cm" fo:margin-bottom="0cm" style:contextual-spacing="false" fo:line-height="100%" fo:text-align="justify" style:justify-single-word="false" fo:keep-together="always" style:page-number="auto" fo:background-color="#fcf7ed" fo:padding="0.199cm" fo:border="0.6pt solid #000000" style:shadow="#b2b2b2 0.101cm 0.101cm" fo:keep-with-next="always">
        <style:tab-stops>
          <style:tab-stop style:position="0.34cm"/>
        </style:tab-stops>
      </style:paragraph-properties>
    </style:style>
    <style:style style:name="P181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Bitstream Vera Sans1"/>
    </style:style>
    <style:style style:name="T5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Bitstream Vera Sans1" fo:font-size="10pt" fo:font-style="normal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8" style:family="text">
      <style:text-properties style:font-name="Bitstream Vera Sans1" fo:font-size="10pt" fo:font-style="normal" style:text-underline-style="none" fo:font-weight="normal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9" style:family="text">
      <style:text-properties style:font-name="Bitstream Vera Sans1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Bitstream Vera Sans1" fo:font-size="10pt" fo:font-style="normal" fo:font-weight="normal" officeooo:rsid="001ae937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Bitstream Vera Sans1" fo:font-size="10pt" style:font-name-asian="OpenSymbol3" style:font-size-asian="10pt" style:font-name-complex="OpenSymbol3" style:font-size-complex="10pt"/>
    </style:style>
    <style:style style:name="T12" style:family="text">
      <style:text-properties style:font-name="Bitstream Vera Sans1" fo:font-size="6pt" style:font-name-asian="OpenSymbol3" style:font-size-asian="6pt" style:font-name-complex="OpenSymbol3" style:font-size-complex="6pt"/>
    </style:style>
    <style:style style:name="T13" style:family="text">
      <style:text-properties style:font-name="Bitstream Vera Sans1" fo:font-size="6pt" style:font-size-asian="6pt" style:font-size-complex="6pt"/>
    </style:style>
    <style:style style:name="T14" style:family="text">
      <style:text-properties style:font-name="Bitstream Vera Sans1" style:text-underline-style="solid" style:text-underline-width="auto" style:text-underline-color="font-color"/>
    </style:style>
    <style:style style:name="T15" style:family="text">
      <style:text-properties style:font-name="Bitstream Vera Sans1" style:text-underline-style="solid" style:text-underline-width="auto" style:text-underline-color="font-color" fo:background-color="#ffff00" loext:char-shading-value="0"/>
    </style:style>
    <style:style style:name="T16" style:family="text">
      <style:text-properties style:font-name="Bitstream Vera Sans1" fo:font-style="normal" style:font-name-asian="OpenSymbol2" style:font-style-asian="normal" style:font-name-complex="OpenSymbol2" style:font-style-complex="normal"/>
    </style:style>
    <style:style style:name="T17" style:family="text">
      <style:text-properties style:font-name="Bitstream Vera Sans1" fo:background-color="#ffff00" loext:char-shading-value="0"/>
    </style:style>
    <style:style style:name="T18" style:family="text">
      <style:text-properties fo:text-transform="uppercase"/>
    </style:style>
    <style:style style:name="T19" style:family="text">
      <style:text-properties fo:text-transform="uppercase" fo:font-size="10pt" fo:letter-spacing="-0.004cm" fo:font-weight="normal" style:font-size-asian="10pt" style:font-weight-asian="normal" style:font-size-complex="10pt"/>
    </style:style>
    <style:style style:name="T20" style:family="text">
      <style:text-properties fo:text-transform="uppercase" fo:font-size="10pt" fo:letter-spacing="-0.004cm" style:font-size-asian="10pt" style:font-size-complex="10pt"/>
    </style:style>
    <style:style style:name="T21" style:family="text">
      <style:text-properties fo:text-transform="uppercase" style:font-name="OpenSymbol3" fo:font-size="10pt" fo:letter-spacing="-0.004cm" fo:font-weight="normal" style:font-name-asian="OpenSymbol3" style:font-size-asian="10pt" style:font-weight-asian="normal" style:font-name-complex="OpenSymbol3" style:font-size-complex="10pt"/>
    </style:style>
    <style:style style:name="T22" style:family="text">
      <style:text-properties fo:font-variant="normal" fo:text-transform="none" fo:font-weight="normal" style:font-name-asian="Times New Roman" style:font-weight-asian="normal" style:font-name-complex="Times New Roman" style:font-weight-complex="normal"/>
    </style:style>
    <style:style style:name="T23" style:family="text">
      <style:text-properties fo:font-variant="normal" fo:text-transform="none" fo:font-weight="normal" fo:background-color="#ffff00" loext:char-shading-value="0" style:font-name-asian="Times New Roman" style:font-weight-asian="normal" style:font-name-complex="Times New Roman" style:font-weight-complex="normal"/>
    </style:style>
    <style:style style:name="T24" style:family="text">
      <style:text-properties fo:font-variant="normal" fo:text-transform="none" fo:letter-spacing="-0.004cm" fo:font-weight="normal" style:font-name-asian="Times New Roman" style:font-weight-asian="normal" style:font-name-complex="Times New Roman" style:font-weight-complex="normal"/>
    </style:style>
    <style:style style:name="T25" style:family="text">
      <style:text-properties fo:font-variant="normal" fo:text-transform="none" fo:letter-spacing="-0.004cm" fo:font-weight="normal" style:font-weight-asian="normal" style:font-weight-complex="normal"/>
    </style:style>
    <style:style style:name="T26" style:family="text">
      <style:text-properties fo:font-variant="normal" fo:text-transform="none" fo:letter-spacing="-0.004cm" fo:font-weight="normal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style:font-name="OpenSymbol1" fo:letter-spacing="-0.004cm" fo:font-weight="normal" style:font-name-asian="Times New Roman" style:font-weight-asian="normal" style:font-name-complex="Times New Roman" style:font-weight-complex="normal"/>
    </style:style>
    <style:style style:name="T28" style:family="text">
      <style:text-properties fo:font-variant="normal" fo:text-transform="none" style:font-name="OpenSymbol1" fo:letter-spacing="-0.004cm" fo:font-weight="normal" fo:background-color="#ffff00" loext:char-shading-value="0" style:font-name-asian="Times New Roman" style:font-weight-asian="normal" style:font-name-complex="Times New Roman" style:font-weight-complex="normal"/>
    </style:style>
    <style:style style:name="T29" style:family="text">
      <style:text-properties fo:font-variant="normal" fo:text-transform="none" style:font-name="OpenSymbol3" fo:letter-spacing="-0.004cm" fo:font-weight="normal" style:font-name-asian="OpenSymbol3" style:font-weight-asian="normal" style:font-name-complex="OpenSymbol3" style:font-weight-complex="normal"/>
    </style:style>
    <style:style style:name="T30" style:family="text">
      <style:text-properties fo:font-variant="normal" fo:text-transform="none" style:font-name="OpenSymbol3" fo:font-weight="normal" fo:background-color="#ffff00" loext:char-shading-value="0" style:font-name-asian="OpenSymbol3" style:font-weight-asian="normal" style:font-name-complex="OpenSymbol3" style:font-weight-complex="normal"/>
    </style:style>
    <style:style style:name="T31" style:family="text">
      <style:text-properties fo:font-variant="normal" fo:text-transform="none" style:font-name="OpenSymbol3" fo:font-weight="normal" style:font-name-asian="OpenSymbol3" style:font-weight-asian="normal" style:font-name-complex="OpenSymbol3" style:font-weight-complex="normal"/>
    </style:style>
    <style:style style:name="T32" style:family="text">
      <style:text-properties fo:font-size="10pt"/>
    </style:style>
    <style:style style:name="T33" style:family="text">
      <style:text-properties fo:font-size="10pt" fo:font-style="normal" style:font-size-asian="10pt" style:font-style-asian="normal" style:font-size-complex="10pt" style:font-style-complex="normal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6" style:family="text">
      <style:text-properties fo:font-size="10pt" style:text-underline-style="none" style:font-size-asian="10pt" style:font-size-complex="10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000000" loext:opacity="100%"/>
    </style:style>
    <style:style style:name="T39" style:family="text">
      <style:text-properties fo:color="#000000" loext:opacity="100%" style:font-name="OpenSymbol3" style:font-name-asian="OpenSymbol3" style:font-name-complex="OpenSymbol3"/>
    </style:style>
    <style:style style:name="T40" style:family="text">
      <style:text-properties fo:color="#000000" loext:opacity="100%" style:font-name="OpenSymbol3" fo:letter-spacing="-0.007cm" fo:font-style="normal" style:text-underline-style="none" fo:font-weight="normal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41" style:family="text">
      <style:text-properties fo:color="#000000" loext:opacity="100%" style:font-name="OpenSymbol3" fo:font-size="10pt" style:text-underline-style="none" fo:font-weight="normal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42" style:family="text">
      <style:text-properties fo:color="#000000" loext:opacity="100%" style:font-name="OpenSymbol3" fo:font-size="10pt" style:text-underline-style="none" fo:background-color="#ffff00" loext:char-shading-value="0" style:font-name-asian="OpenSymbol3" style:font-name-complex="OpenSymbol3"/>
    </style:style>
    <style:style style:name="T43" style:family="text">
      <style:text-properties fo:color="#000000" loext:opacity="100%" style:font-name="OpenSymbol3" fo:font-size="10pt" fo:background-color="#ffff00" loext:char-shading-value="0" style:font-name-asian="OpenSymbol3" style:font-size-asian="10pt" style:font-name-complex="OpenSymbol3" style:font-size-complex="10pt"/>
    </style:style>
    <style:style style:name="T44" style:family="text">
      <style:text-properties fo:color="#000000" loext:opacity="100%" style:font-name="OpenSymbol3" fo:font-size="10pt" style:font-name-asian="OpenSymbol3" style:font-name-complex="OpenSymbol3"/>
    </style:style>
    <style:style style:name="T45" style:family="text">
      <style:text-properties fo:color="#000000" loext:opacity="100%" style:font-name="OpenSymbol3" style:text-underline-style="none" fo:background-color="#ffff00" loext:char-shading-value="0" style:font-name-asian="OpenSymbol3" style:font-name-complex="OpenSymbol3"/>
    </style:style>
    <style:style style:name="T46" style:family="text">
      <style:text-properties fo:color="#000000" loext:opacity="100%" style:font-name="OpenSymbol3" style:text-underline-style="solid" style:text-underline-width="auto" style:text-underline-color="font-color" fo:background-color="#ffff00" loext:char-shading-value="0" style:font-name-asian="OpenSymbol3" style:font-name-complex="OpenSymbol3"/>
    </style:style>
    <style:style style:name="T47" style:family="text">
      <style:text-properties fo:color="#000000" loext:opacity="100%" style:font-name="OpenSymbol3" fo:background-color="#ffff00" loext:char-shading-value="0" style:font-name-asian="OpenSymbol3" style:font-name-complex="OpenSymbol3"/>
    </style:style>
    <style:style style:name="T48" style:family="text">
      <style:text-properties fo:color="#000000" loext:opacity="100%" style:font-name="OpenSymbol3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49" style:family="text">
      <style:text-properties fo:color="#000000" loext:opacity="100%" style:font-name="OpenSymbol3" fo:font-size="8pt" fo:letter-spacing="-0.007cm" fo:font-style="normal" style:text-underline-style="none" fo:font-weight="normal" fo:background-color="#ffff00" loext:char-shading-value="0" style:font-name-asian="OpenSymbol3" style:font-size-asian="8pt" style:font-style-asian="normal" style:font-weight-asian="normal" style:font-name-complex="OpenSymbol3" style:font-size-complex="8pt" style:font-style-complex="normal" style:font-weight-complex="normal"/>
    </style:style>
    <style:style style:name="T50" style:family="text">
      <style:text-properties fo:color="#000000" loext:opacity="100%" style:font-name="OpenSymbol3" fo:font-size="7pt" style:text-underline-style="none" fo:font-weight="normal" fo:background-color="#ffff00" loext:char-shading-value="0" style:font-name-asian="OpenSymbol3" style:font-size-asian="7pt" style:font-style-asian="normal" style:font-weight-asian="normal" style:font-name-complex="OpenSymbol3" style:font-size-complex="7pt" style:font-style-complex="normal" style:font-weight-complex="normal"/>
    </style:style>
    <style:style style:name="T51" style:family="text">
      <style:text-properties fo:color="#000000" loext:opacity="100%" fo:font-size="10pt"/>
    </style:style>
    <style:style style:name="T52" style:family="text">
      <style:text-properties fo:color="#000000" loext:opacity="100%" fo:font-size="10pt" style:text-underline-style="none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loext:opacity="100%" fo:font-size="10pt" style:text-underline-style="none" fo:background-color="#ffff00" loext:char-shading-value="0"/>
    </style:style>
    <style:style style:name="T54" style:family="text">
      <style:text-properties fo:color="#000000" loext:opacity="100%" fo:font-size="10pt" fo:background-color="#ffff00" loext:char-shading-value="0"/>
    </style:style>
    <style:style style:name="T55" style:family="text">
      <style:text-properties fo:color="#000000" loext:opacity="100%" fo:font-size="10pt" fo:background-color="#ffff00" loext:char-shading-value="0" style:font-size-asian="10pt" style:font-style-asian="italic" style:font-size-complex="10pt" style:font-style-complex="italic"/>
    </style:style>
    <style:style style:name="T56" style:family="text">
      <style:text-properties fo:color="#000000" loext:opacity="100%" fo:font-size="10pt" fo:background-color="#ffff00" loext:char-shading-value="0" style:font-size-asian="10pt" style:font-size-complex="10pt"/>
    </style:style>
    <style:style style:name="T57" style:family="text">
      <style:text-properties fo:color="#000000" loext:opacity="100%" fo:font-size="10pt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58" style:family="text">
      <style:text-properties fo:color="#000000" loext:opacity="100%" fo:font-size="10pt" fo:background-color="#ffff00" loext:char-shading-value="0" style:font-name-asian="OpenSymbol3" style:font-size-asian="10pt" style:font-name-complex="OpenSymbol3" style:font-size-complex="10pt"/>
    </style:style>
    <style:style style:name="T59" style:family="text">
      <style:text-properties fo:color="#000000" loext:opacity="100%" fo:font-size="10pt" officeooo:rsid="001e31f6" fo:background-color="#ffff00" loext:char-shading-value="0" style:font-name-asian="OpenSymbol3" style:font-size-asian="10pt" style:font-name-complex="OpenSymbol3" style:font-size-complex="10pt"/>
    </style:style>
    <style:style style:name="T60" style:family="text">
      <style:text-properties fo:color="#000000" loext:opacity="100%" fo:font-size="9.5pt" style:text-underline-style="none" fo:background-color="#ffff00" loext:char-shading-value="0" style:font-size-asian="9.5pt" style:font-size-complex="9.5pt"/>
    </style:style>
    <style:style style:name="T61" style:family="text">
      <style:text-properties fo:color="#000000" loext:opacity="100%" fo:font-size="9.5pt" style:text-underline-style="solid" style:text-underline-width="auto" style:text-underline-color="font-color" fo:background-color="#ffff00" loext:char-shading-value="0" style:font-size-asian="9.5pt" style:font-size-complex="9.5pt"/>
    </style:style>
    <style:style style:name="T62" style:family="text">
      <style:text-properties fo:color="#000000" loext:opacity="100%" fo:font-size="9.5pt" style:text-underline-style="solid" style:text-underline-width="auto" style:text-underline-color="font-color" fo:background-color="#ffff00" loext:char-shading-value="0" style:font-name-asian="OpenSymbol3" style:font-size-asian="9.5pt" style:font-name-complex="OpenSymbol3" style:font-size-complex="9.5pt"/>
    </style:style>
    <style:style style:name="T63" style:family="text">
      <style:text-properties fo:color="#000000" loext:opacity="100%" fo:font-size="9.5pt" fo:background-color="#ffff00" loext:char-shading-value="0" style:font-size-asian="9.5pt" style:font-size-complex="9.5pt"/>
    </style:style>
    <style:style style:name="T64" style:family="text">
      <style:text-properties fo:color="#000000" loext:opacity="100%" style:font-name="OpenSymbol2" fo:font-size="10pt" fo:background-color="#ffff00" loext:char-shading-value="0"/>
    </style:style>
    <style:style style:name="T65" style:family="text">
      <style:text-properties fo:color="#000000" loext:opacity="100%" fo:background-color="#ffff00" loext:char-shading-value="0"/>
    </style:style>
    <style:style style:name="T66" style:family="text">
      <style:text-properties fo:color="#000000" loext:opacity="100%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67" style:family="text">
      <style:text-properties fo:color="#000000" loext:opacity="100%" fo:background-color="#ffff00" loext:char-shading-value="0" style:font-name-asian="OpenSymbol3" style:font-name-complex="OpenSymbol3"/>
    </style:style>
    <style:style style:name="T68" style:family="text">
      <style:text-properties fo:color="#000000" loext:opacity="100%" officeooo:rsid="001f69eb" fo:background-color="#ffff00" loext:char-shading-value="0"/>
    </style:style>
    <style:style style:name="T69" style:family="text">
      <style:text-properties fo:color="#000000" loext:opacity="100%" style:text-underline-style="none" fo:background-color="#ffff00" loext:char-shading-value="0"/>
    </style:style>
    <style:style style:name="T70" style:family="text">
      <style:text-properties fo:color="#000000" loext:opacity="100%" style:text-underline-style="none" fo:background-color="#ffff00" loext:char-shading-value="0" style:font-size-asian="9.5pt" style:font-size-complex="9.5pt"/>
    </style:style>
    <style:style style:name="T71" style:family="text">
      <style:text-properties fo:color="#000000" loext:opacity="100%" style:text-underline-style="none" officeooo:rsid="001ddead" fo:background-color="#ffff00" loext:char-shading-value="0"/>
    </style:style>
    <style:style style:name="T72" style:family="text">
      <style:text-properties fo:color="#000000" loext:opacity="100%" style:text-underline-style="none" fo:background-color="transparent" loext:char-shading-value="0"/>
    </style:style>
    <style:style style:name="T73" style:family="text">
      <style:text-properties fo:color="#000000" loext:opacity="100%" style:text-underline-style="none" officeooo:rsid="001ddead" fo:background-color="transparent" loext:char-shading-value="0"/>
    </style:style>
    <style:style style:name="T74" style:family="text">
      <style:text-properties fo:color="#000000" loext:opacity="100%" style:text-underline-style="solid" style:text-underline-width="auto" style:text-underline-color="font-color" fo:background-color="#ffff00" loext:char-shading-value="0"/>
    </style:style>
    <style:style style:name="T75" style:family="text">
      <style:text-properties fo:color="#000000" loext:opacity="100%" style:text-underline-style="solid" style:text-underline-width="auto" style:text-underline-color="font-color" fo:background-color="#ffff00" loext:char-shading-value="0" style:font-size-asian="9.5pt" style:font-size-complex="9.5pt"/>
    </style:style>
    <style:style style:name="T76" style:family="text">
      <style:text-properties fo:color="#000000" loext:opacity="100%" style:font-name="OpenSymbol1" style:text-underline-style="solid" style:text-underline-width="auto" style:text-underline-color="font-color" fo:background-color="#ffff00" loext:char-shading-value="0"/>
    </style:style>
    <style:style style:name="T77" style:family="text">
      <style:text-properties fo:color="#000000" loext:opacity="100%" style:font-name="OpenSymbol1" fo:background-color="#ffff00" loext:char-shading-value="0"/>
    </style:style>
    <style:style style:name="T78" style:family="text">
      <style:text-properties fo:color="#000000" loext:opacity="100%" style:font-name="OpenSymbol1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79" style:family="text">
      <style:text-properties fo:color="#000000" loext:opacity="100%" style:font-name="OpenSymbol1" fo:font-size="10pt" fo:background-color="#ffff00" loext:char-shading-value="0"/>
    </style:style>
    <style:style style:name="T80" style:family="text">
      <style:text-properties fo:color="#000000" loext:opacity="100%" style:font-name="OpenSymbol1" fo:font-size="10pt" fo:background-color="#ffff00" loext:char-shading-value="0" style:font-name-asian="OpenSymbol3" style:font-size-asian="10pt" style:font-name-complex="OpenSymbol3" style:font-size-complex="10pt"/>
    </style:style>
    <style:style style:name="T81" style:family="text">
      <style:text-properties fo:color="#000000" loext:opacity="100%" style:font-name="OpenSymbol1" fo:font-size="9pt" fo:background-color="#ffff00" loext:char-shading-value="0" style:font-size-asian="9pt" style:font-size-complex="9pt"/>
    </style:style>
    <style:style style:name="T82" style:family="text">
      <style:text-properties fo:color="#000000" loext:opacity="100%" style:font-name="Bitstream Vera Sans1"/>
    </style:style>
    <style:style style:name="T83" style:family="text">
      <style:text-properties fo:color="#000000" loext:opacity="100%" style:font-name="Bitstream Vera Sans1" style:text-underline-style="solid" style:text-underline-width="auto" style:text-underline-color="font-color" fo:background-color="#ffff00" loext:char-shading-value="0"/>
    </style:style>
    <style:style style:name="T84" style:family="text">
      <style:text-properties fo:color="#000000" loext:opacity="100%" style:font-name="Bitstream Vera Sans1" fo:background-color="#ffff00" loext:char-shading-value="0"/>
    </style:style>
    <style:style style:name="T85" style:family="text">
      <style:text-properties fo:color="#000000" loext:opacity="100%" style:font-name="Bitstream Vera Sans1" fo:background-color="#ffff00" loext:char-shading-value="0" style:font-name-asian="OpenSymbol3" style:font-name-complex="OpenSymbol3"/>
    </style:style>
    <style:style style:name="T86" style:family="text">
      <style:text-properties fo:color="#000000" loext:opacity="100%" style:font-name="Bitstream Vera Sans1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87" style:family="text">
      <style:text-properties fo:color="#000000" loext:opacity="100%" style:font-name="Bitstream Vera Sans1" officeooo:rsid="0019a3dd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88" style:family="text">
      <style:text-properties fo:color="#000000" loext:opacity="100%" style:font-name="Bitstream Vera Sans1" officeooo:rsid="0023015b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89" style:family="text">
      <style:text-properties fo:color="#000000" loext:opacity="100%" style:font-name="Bitstream Vera Sans1" fo:font-size="10pt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90" style:family="text">
      <style:text-properties fo:color="#000000" loext:opacity="100%" style:font-name="Bitstream Vera Sans1" fo:font-size="10pt" officeooo:rsid="0023015b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91" style:family="text">
      <style:text-properties fo:color="#000000" loext:opacity="100%" style:font-name="Bitstream Vera Sans1" fo:font-size="10pt" fo:background-color="#ffff00" loext:char-shading-value="0" style:font-name-asian="OpenSymbol3" style:font-size-asian="10pt" style:font-name-complex="OpenSymbol3" style:font-size-complex="10pt"/>
    </style:style>
    <style:style style:name="T92" style:family="text">
      <style:text-properties fo:color="#000000" loext:opacity="100%" style:font-name="Bitstream Vera Sans1" fo:font-size="10pt" officeooo:rsid="001e31f6" fo:background-color="#ffff00" loext:char-shading-value="0" style:font-name-asian="OpenSymbol3" style:font-size-asian="10pt" style:font-name-complex="OpenSymbol3" style:font-size-complex="10pt"/>
    </style:style>
    <style:style style:name="T93" style:family="text">
      <style:text-properties fo:color="#000000" loext:opacity="100%" style:font-name="Bitstream Vera Sans1" fo:font-size="10pt" fo:background-color="#ffff00" loext:char-shading-value="0" style:font-size-asian="10pt" style:font-size-complex="10pt"/>
    </style:style>
    <style:style style:name="T94" style:family="text">
      <style:text-properties fo:color="#000000" loext:opacity="100%" style:font-name="Bitstream Vera Sans1" fo:font-size="10pt" style:text-underline-style="none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font-name="Bitstream Vera Sans1" fo:font-size="10pt" style:text-underline-style="none" fo:background-color="#ffff00" loext:char-shading-value="0"/>
    </style:style>
    <style:style style:name="T96" style:family="text">
      <style:text-properties fo:color="#000000" loext:opacity="100%" style:font-name="Bitstream Vera Sans1" fo:font-size="10pt" style:text-underline-style="solid" style:text-underline-width="auto" style:text-underline-color="font-color" fo:background-color="#ffff00" loext:char-shading-value="0" style:font-name-asian="OpenSymbol3" style:font-size-asian="10pt" style:font-name-complex="OpenSymbol3" style:font-size-complex="10pt"/>
    </style:style>
    <style:style style:name="T97" style:family="text">
      <style:text-properties fo:color="#000000" loext:opacity="100%" style:font-name="Bitstream Vera Sans1" fo:font-size="10pt" style:text-underline-style="solid" style:text-underline-width="auto" style:text-underline-color="font-color" fo:background-color="#ffff00" loext:char-shading-value="0" style:font-size-asian="10pt" style:font-size-complex="10pt"/>
    </style:style>
    <style:style style:name="T98" style:family="text">
      <style:text-properties fo:color="#000000" loext:opacity="100%" style:font-name="Bitstream Vera Sans1" style:text-underline-style="none" fo:font-weight="normal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99" style:family="text">
      <style:text-properties fo:color="#000000" loext:opacity="100%" style:font-name="Bitstream Vera Sans1" style:text-underline-style="none" fo:background-color="#ffff00" loext:char-shading-value="0" style:font-name-asian="OpenSymbol3" style:font-name-complex="OpenSymbol3"/>
    </style:style>
    <style:style style:name="T100" style:family="text">
      <style:text-properties fo:color="#000000" loext:opacity="100%"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101" style:family="text">
      <style:text-properties fo:color="#000000" loext:opacity="100%" style:text-position="0% 100%" style:font-size-asian="10pt" style:font-style-asian="normal" style:font-size-complex="10pt" style:font-style-complex="normal"/>
    </style:style>
    <style:style style:name="T102" style:family="text">
      <style:text-properties fo:color="#000000" loext:opacity="100%" style:text-position="0% 100%" style:font-name="OpenSymbol3" fo:background-color="#ffff00" loext:char-shading-value="0" style:font-name-asian="OpenSymbol3" style:font-style-asian="normal" style:font-name-complex="OpenSymbol3" style:font-style-complex="normal"/>
    </style:style>
    <style:style style:name="T103" style:family="text">
      <style:text-properties fo:color="#000000" loext:opacity="100%" style:text-position="0% 100%" style:font-name="OpenSymbol3" officeooo:rsid="001f69eb" fo:background-color="#ffff00" loext:char-shading-value="0" style:font-name-asian="OpenSymbol3" style:font-style-asian="normal" style:font-name-complex="OpenSymbol3" style:font-style-complex="normal"/>
    </style:style>
    <style:style style:name="T104" style:family="text">
      <style:text-properties fo:color="#000000" loext:opacity="100%" style:text-position="0% 100%" style:font-name="OpenSymbol3" fo:font-size="10pt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105" style:family="text">
      <style:text-properties fo:color="#000000" loext:opacity="100%" style:text-position="0% 100%" style:font-name="OpenSymbol3" fo:font-size="9pt" fo:background-color="#ffff00" loext:char-shading-value="0" style:font-name-asian="OpenSymbol3" style:font-size-asian="9pt" style:font-style-asian="normal" style:font-name-complex="OpenSymbol3" style:font-size-complex="9pt" style:font-style-complex="normal"/>
    </style:style>
    <style:style style:name="T106" style:family="text">
      <style:text-properties fo:color="#000000" loext:opacity="100%" style:text-position="0% 100%" style:font-name="OpenSymbol3" fo:font-size="9pt" officeooo:rsid="00219211" fo:background-color="#ffff00" loext:char-shading-value="0" style:font-name-asian="OpenSymbol3" style:font-size-asian="9pt" style:font-style-asian="normal" style:font-name-complex="OpenSymbol3" style:font-size-complex="9pt" style:font-style-complex="normal"/>
    </style:style>
    <style:style style:name="T107" style:family="text">
      <style:text-properties fo:color="#000000" loext:opacity="100%" style:text-position="0% 100%" style:text-underline-style="none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08" style:family="text">
      <style:text-properties fo:color="#000000" loext:opacity="100%" style:text-position="0% 100%" style:text-underline-style="none" style:font-name-asian="OpenSymbol3" style:font-style-asian="normal" style:font-name-complex="OpenSymbol3" style:font-style-complex="normal"/>
    </style:style>
    <style:style style:name="T109" style:family="text">
      <style:text-properties fo:color="#000000" loext:opacity="100%" style:text-position="0% 100%" style:text-underline-style="none" fo:font-weight="normal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10" style:family="text">
      <style:text-properties fo:color="#000000" loext:opacity="100%" style:text-position="0% 100%" style:text-underline-style="none" fo:font-weight="normal" officeooo:rsid="001e31f6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11" style:family="text">
      <style:text-properties fo:color="#000000" loext:opacity="100%" style:text-position="0% 100%" style:text-underline-style="none" fo:font-weight="normal" officeooo:rsid="0023015b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12" style:family="text">
      <style:text-properties fo:color="#000000" loext:opacity="100%" style:text-position="0% 100%" style:text-underline-style="none" fo:font-weight="normal" fo:background-color="#ffff00" loext:char-shading-value="0" style:font-name-asian="OpenSymbol3" style:font-style-asian="normal" style:font-weight-asian="normal" style:font-name-complex="OpenSymbol3" style:font-style-complex="normal" style:font-weight-complex="normal"/>
    </style:style>
    <style:style style:name="T113" style:family="text">
      <style:text-properties fo:color="#000000" loext:opacity="100%" style:text-position="0% 100%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14" style:family="text">
      <style:text-properties fo:color="#000000" loext:opacity="100%" style:text-position="0% 100%" style:font-name="Bitstream Vera Sans1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115" style:family="text">
      <style:text-properties fo:color="#000000" loext:opacity="100%" style:text-position="0% 100%" style:font-name="Bitstream Vera Sans1" fo:background-color="#ffff00" loext:char-shading-value="0" style:font-name-asian="OpenSymbol3" style:font-style-asian="normal" style:font-name-complex="OpenSymbol3" style:font-style-complex="normal"/>
    </style:style>
    <style:style style:name="T116" style:family="text">
      <style:text-properties fo:color="#000000" loext:opacity="100%" style:text-position="0% 100%" style:font-name="Bitstream Vera Sans1" fo:background-color="#ffff00" loext:char-shading-value="0" style:font-name-asian="OpenSymbol2" style:font-style-asian="normal" style:font-name-complex="OpenSymbol2" style:font-style-complex="normal"/>
    </style:style>
    <style:style style:name="T117" style:family="text">
      <style:text-properties fo:color="#000000" loext:opacity="100%" style:text-position="0% 100%" style:font-name="Bitstream Vera Sans1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18" style:family="text">
      <style:text-properties fo:color="#000000" loext:opacity="100%" style:text-position="0% 100%" style:font-name="Bitstream Vera Sans1" officeooo:rsid="00164870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19" style:family="text">
      <style:text-properties fo:color="#000000" loext:opacity="100%" style:text-position="0% 100%" style:font-name="Bitstream Vera Sans1" fo:font-size="10pt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120" style:family="text">
      <style:text-properties fo:color="#000000" loext:opacity="100%" style:text-position="0% 100%" style:font-name="Bitstream Vera Sans1" fo:font-size="10pt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121" style:family="text">
      <style:text-properties fo:color="#000000" loext:opacity="100%" style:text-position="0% 100%" style:font-name="Bitstream Vera Sans1" fo:font-size="10pt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22" style:family="text">
      <style:text-properties fo:color="#000000" loext:opacity="100%" style:text-position="0% 100%" style:font-name="Bitstream Vera Sans1" fo:font-size="10pt" officeooo:rsid="00164870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23" style:family="text">
      <style:text-properties fo:color="#000000" loext:opacity="100%" style:text-position="0% 100%" style:font-name="Bitstream Vera Sans1" fo:font-size="10pt" fo:font-style="normal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124" style:family="text">
      <style:text-properties fo:color="#000000" loext:opacity="100%" style:text-position="0% 100%" style:font-name="Bitstream Vera Sans1" fo:font-size="10pt" fo:font-style="normal" officeooo:rsid="00164870" fo:background-color="#ffff00" loext:char-shading-value="0" style:font-name-asian="OpenSymbol2" style:font-style-asian="normal" style:font-name-complex="OpenSymbol2" style:font-style-complex="normal"/>
    </style:style>
    <style:style style:name="T125" style:family="text">
      <style:text-properties fo:color="#000000" loext:opacity="100%" style:text-position="0% 100%" style:font-name="Bitstream Vera Sans1" fo:font-size="10pt" fo:font-style="normal" officeooo:rsid="0019a3dd" fo:background-color="#ffff00" loext:char-shading-value="0" style:font-name-asian="OpenSymbol2" style:font-style-asian="normal" style:font-name-complex="OpenSymbol2" style:font-style-complex="normal"/>
    </style:style>
    <style:style style:name="T126" style:family="text">
      <style:text-properties fo:color="#000000" loext:opacity="100%" style:text-position="0% 100%" style:font-name="Bitstream Vera Sans1" fo:font-size="9pt" fo:background-color="#ffff00" loext:char-shading-value="0" style:font-name-asian="OpenSymbol2" style:font-size-asian="9pt" style:font-style-asian="normal" style:font-name-complex="OpenSymbol2" style:font-size-complex="9pt" style:font-style-complex="normal"/>
    </style:style>
    <style:style style:name="T127" style:family="text">
      <style:text-properties fo:color="#000000" loext:opacity="100%" style:text-position="0% 100%" style:font-name="Bitstream Vera Sans1" fo:font-size="9pt" officeooo:rsid="00219211" fo:background-color="#ffff00" loext:char-shading-value="0" style:font-name-asian="OpenSymbol2" style:font-size-asian="9pt" style:font-style-asian="normal" style:font-name-complex="OpenSymbol2" style:font-size-complex="9pt" style:font-style-complex="normal"/>
    </style:style>
    <style:style style:name="T128" style:family="text">
      <style:text-properties fo:color="#000000" loext:opacity="100%" style:text-position="0% 100%" style:font-name="Bitstream Vera Sans1" fo:font-style="italic" fo:background-color="#ffff00" loext:char-shading-value="0" style:font-name-asian="OpenSymbol2" style:font-style-asian="italic" style:font-name-complex="OpenSymbol2" style:font-style-complex="italic"/>
    </style:style>
    <style:style style:name="T129" style:family="text">
      <style:text-properties fo:color="#000000" loext:opacity="100%" style:text-position="0% 100%" fo:background-color="#ffff00" loext:char-shading-value="0" style:font-name-asian="OpenSymbol2" style:font-style-asian="normal" style:font-name-complex="OpenSymbol2" style:font-style-complex="normal"/>
    </style:style>
    <style:style style:name="T130" style:family="text">
      <style:text-properties fo:color="#000000" loext:opacity="100%" style:text-position="0% 100%" fo:background-color="#ffff00" loext:char-shading-value="0" style:font-style-asian="normal" style:font-style-complex="normal"/>
    </style:style>
    <style:style style:name="T131" style:family="text">
      <style:text-properties fo:color="#000000" loext:opacity="100%" style:text-position="0% 100%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132" style:family="text">
      <style:text-properties fo:color="#000000" loext:opacity="100%" style:text-position="0% 100%" fo:background-color="#ffff00" loext:char-shading-value="0" style:font-name-asian="OpenSymbol3" style:font-style-asian="normal" style:font-name-complex="OpenSymbol3" style:font-style-complex="normal"/>
    </style:style>
    <style:style style:name="T133" style:family="text">
      <style:text-properties fo:color="#000000" loext:opacity="100%" style:text-position="0% 100%" fo:font-size="10pt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134" style:family="text">
      <style:text-properties fo:color="#000000" loext:opacity="100%" style:text-position="0% 100%" fo:font-size="10pt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135" style:family="text">
      <style:text-properties fo:color="#000000" loext:opacity="100%" style:text-position="0% 100%" fo:font-size="10pt" fo:background-color="#ffff00" loext:char-shading-value="0" style:font-size-asian="10pt" style:font-style-asian="italic" style:font-size-complex="10pt" style:font-style-complex="italic"/>
    </style:style>
    <style:style style:name="T136" style:family="text">
      <style:text-properties fo:color="#000000" loext:opacity="100%" style:text-position="0% 100%" fo:font-size="10pt" fo:background-color="#ffff00" loext:char-shading-value="0" style:font-size-asian="10pt" style:font-style-asian="normal" style:font-size-complex="10pt" style:font-style-complex="normal"/>
    </style:style>
    <style:style style:name="T137" style:family="text">
      <style:text-properties fo:color="#000000" loext:opacity="100%" style:text-position="0% 100%" style:font-name="OpenSymbol1" fo:background-color="#ffff00" loext:char-shading-value="0" style:font-name-asian="OpenSymbol2" style:font-style-asian="normal" style:font-name-complex="OpenSymbol2" style:font-style-complex="normal"/>
    </style:style>
    <style:style style:name="T138" style:family="text">
      <style:text-properties fo:color="#000000" loext:opacity="100%" style:text-position="0% 100%" style:font-name="OpenSymbol1" fo:background-color="#ffff00" loext:char-shading-value="0" style:font-name-asian="OpenSymbol3" style:font-style-asian="normal" style:font-name-complex="OpenSymbol3" style:font-style-complex="normal"/>
    </style:style>
    <style:style style:name="T139" style:family="text">
      <style:text-properties fo:color="#000000" loext:opacity="100%" style:text-position="0% 100%" style:font-name="OpenSymbol1" fo:font-size="9pt" fo:background-color="#ffff00" loext:char-shading-value="0" style:font-name-asian="OpenSymbol2" style:font-size-asian="9pt" style:font-style-asian="normal" style:font-name-complex="OpenSymbol2" style:font-size-complex="9pt" style:font-style-complex="normal"/>
    </style:style>
    <style:style style:name="T140" style:family="text">
      <style:text-properties fo:color="#000000" loext:opacity="100%" style:text-position="0% 100%" style:font-name="OpenSymbol1" fo:font-size="9pt" officeooo:rsid="00219211" fo:background-color="#ffff00" loext:char-shading-value="0" style:font-name-asian="OpenSymbol2" style:font-size-asian="9pt" style:font-style-asian="normal" style:font-name-complex="OpenSymbol2" style:font-size-complex="9pt" style:font-style-complex="normal"/>
    </style:style>
    <style:style style:name="T141" style:family="text">
      <style:text-properties fo:color="#000000" loext:opacity="100%" style:text-position="0% 100%" style:font-name="OpenSymbol1" fo:font-size="10pt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42" style:family="text">
      <style:text-properties fo:color="#000000" loext:opacity="100%" style:text-position="0% 100%" style:font-name="Times New Roman" fo:font-size="12pt" fo:font-style="italic" fo:background-color="#ffff00" loext:char-shading-value="0" style:font-name-asian="OpenSymbol2" style:font-size-asian="12pt" style:font-style-asian="italic" style:font-name-complex="OpenSymbol2" style:font-size-complex="12pt" style:font-style-complex="italic"/>
    </style:style>
    <style:style style:name="T143" style:family="text">
      <style:text-properties fo:color="#000000" loext:opacity="100%" style:text-position="0% 100%" style:font-name="Times New Roman" fo:font-size="12pt" fo:font-style="italic" fo:background-color="#ffff00" loext:char-shading-value="0" style:font-name-asian="OpenSymbol3" style:font-size-asian="12pt" style:font-style-asian="italic" style:font-name-complex="OpenSymbol3" style:font-size-complex="12pt" style:font-style-complex="italic"/>
    </style:style>
    <style:style style:name="T144" style:family="text">
      <style:text-properties fo:color="#000000" loext:opacity="100%" style:text-position="0% 100%" style:font-name="Bitstream Vera Sans4" fo:background-color="#ffff00" loext:char-shading-value="0" style:font-name-asian="OpenSymbol2" style:font-style-asian="normal" style:font-name-complex="OpenSymbol2" style:font-style-complex="normal"/>
    </style:style>
    <style:style style:name="T145" style:family="text">
      <style:text-properties fo:color="#000000" loext:opacity="100%" style:text-position="0% 100%" style:font-name="Bitstream Vera Sans4" fo:font-style="italic" fo:background-color="#ffff00" loext:char-shading-value="0" style:font-name-asian="OpenSymbol2" style:font-style-asian="italic" style:font-name-complex="OpenSymbol2" style:font-style-complex="italic"/>
    </style:style>
    <style:style style:name="T146" style:family="text">
      <style:text-properties fo:color="#000000" loext:opacity="100%" style:text-position="0% 100%" style:font-name="Bitstream Vera Sans4" fo:font-size="10pt" fo:font-style="normal" officeooo:rsid="001f69eb" fo:background-color="#ffff00" loext:char-shading-value="0" style:font-name-asian="OpenSymbol2" style:font-style-asian="normal" style:font-name-complex="OpenSymbol2" style:font-style-complex="normal"/>
    </style:style>
    <style:style style:name="T147" style:family="text">
      <style:text-properties fo:color="#000000" loext:opacity="100%" style:text-position="0% 100%" fo:font-style="italic" fo:background-color="#ffff00" loext:char-shading-value="0" style:font-name-asian="OpenSymbol2" style:font-style-asian="italic" style:font-name-complex="OpenSymbol2" style:font-style-complex="italic"/>
    </style:style>
    <style:style style:name="T148" style:family="text">
      <style:text-properties fo:color="#000000" loext:opacity="100%" style:text-position="0% 100%" fo:letter-spacing="-0.007cm" style:text-underline-style="none" fo:font-weight="normal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49" style:family="text">
      <style:text-properties fo:color="#000000" loext:opacity="100%" style:text-position="0% 100%" style:font-name-asian="OpenSymbol3" style:font-size-asian="10pt" style:font-style-asian="normal" style:font-name-complex="OpenSymbol3" style:font-size-complex="10pt" style:font-style-complex="normal"/>
    </style:style>
    <style:style style:name="T150" style:family="text">
      <style:text-properties fo:color="#000000" loext:opacity="100%" style:font-name="Times New Roman" fo:font-size="12pt" fo:font-style="italic" fo:background-color="#ffff00" loext:char-shading-value="0" style:font-size-asian="12pt" style:font-style-asian="italic" style:font-size-complex="12pt" style:font-style-complex="italic"/>
    </style:style>
    <style:style style:name="T151" style:family="text">
      <style:text-properties fo:color="#000000" loext:opacity="100%" style:font-name="Times New Roman" fo:font-size="12pt" fo:font-style="italic" fo:background-color="#ffff00" loext:char-shading-value="0" style:font-name-asian="OpenSymbol3" style:font-size-asian="12pt" style:font-style-asian="italic" style:font-name-complex="OpenSymbol3" style:font-size-complex="12pt" style:font-style-complex="italic"/>
    </style:style>
    <style:style style:name="T152" style:family="text">
      <style:text-properties fo:color="#000000" loext:opacity="100%" style:text-position="sub 58%" fo:font-size="10pt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153" style:family="text">
      <style:text-properties fo:color="#000000" loext:opacity="100%" style:font-name="Bitstream Vera Sans5" fo:font-size="10pt" officeooo:rsid="001bf7ed"/>
    </style:style>
    <style:style style:name="T154" style:family="text">
      <style:text-properties fo:color="#000000" loext:opacity="100%" style:font-name="Bitstream Vera Sans5" fo:font-size="10pt" officeooo:rsid="001bf7ed" style:font-name-asian="OpenSymbol3" style:font-name-complex="OpenSymbol3"/>
    </style:style>
    <style:style style:name="T155" style:family="text">
      <style:text-properties fo:color="#000000" loext:opacity="100%" style:font-name="Bitstream Vera Sans5" fo:font-size="10pt" fo:letter-spacing="-0.007cm" fo:font-style="normal" style:text-underline-style="none" fo:font-weight="normal" officeooo:rsid="001bf7ed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56" style:family="text">
      <style:text-properties fo:color="#000000" loext:opacity="100%" style:font-name="Bitstream Vera Sans5" fo:font-size="10pt" fo:font-style="normal" style:text-underline-style="none" fo:font-weight="normal" officeooo:rsid="001bf7ed" style:font-name-asian="Bitstream Vera Sans4" style:font-style-asian="normal" style:font-weight-asian="normal" style:font-name-complex="Bitstream Vera Sans4" style:font-style-complex="normal" style:font-weight-complex="normal"/>
    </style:style>
    <style:style style:name="T157" style:family="text">
      <style:text-properties fo:color="#000000" loext:opacity="100%" fo:font-size="9pt" fo:background-color="#ffff00" loext:char-shading-value="0" style:font-size-asian="9pt" style:font-size-complex="9pt"/>
    </style:style>
    <style:style style:name="T158" style:family="text">
      <style:text-properties fo:color="#000000" loext:opacity="100%" fo:font-size="7pt" style:text-underline-style="none" fo:font-weight="normal" fo:background-color="#ffff00" loext:char-shading-value="0" style:font-size-asian="7pt" style:font-style-asian="normal" style:font-weight-asian="normal" style:font-size-complex="7pt" style:font-style-complex="normal" style:font-weight-complex="normal"/>
    </style:style>
    <style:style style:name="T159" style:family="text">
      <style:text-properties style:font-name="OpenSymbol3" style:font-name-asian="OpenSymbol3" style:font-name-complex="OpenSymbol3"/>
    </style:style>
    <style:style style:name="T160" style:family="text">
      <style:text-properties style:font-name="OpenSymbol3" fo:font-size="10pt" fo:font-style="normal" style:font-name-asian="OpenSymbol3" style:font-size-asian="10pt" style:font-style-asian="normal" style:font-name-complex="OpenSymbol3" style:font-size-complex="10pt" style:font-style-complex="normal"/>
    </style:style>
    <style:style style:name="T161" style:family="text">
      <style:text-properties style:font-name="OpenSymbol3" fo:font-size="10pt" style:font-name-asian="OpenSymbol3" style:font-size-asian="10pt" style:font-name-complex="OpenSymbol3" style:font-size-complex="10pt"/>
    </style:style>
    <style:style style:name="T162" style:family="text">
      <style:text-properties style:font-name="OpenSymbol3" fo:font-size="10pt" style:text-underline-style="solid" style:text-underline-width="auto" style:text-underline-color="font-color" style:font-name-asian="OpenSymbol3" style:font-size-asian="10pt" style:font-name-complex="OpenSymbol3" style:font-size-complex="10pt"/>
    </style:style>
    <style:style style:name="T163" style:family="text">
      <style:text-properties style:font-name="OpenSymbol3" style:text-underline-style="solid" style:text-underline-width="auto" style:text-underline-color="font-color" style:font-name-asian="OpenSymbol3" style:font-name-complex="OpenSymbol3"/>
    </style:style>
    <style:style style:name="T164" style:family="text">
      <style:text-properties style:font-name="OpenSymbol3" fo:font-size="8pt" style:font-name-asian="OpenSymbol3" style:font-size-asian="8pt" style:font-name-complex="OpenSymbol3" style:font-size-complex="8pt"/>
    </style:style>
    <style:style style:name="T165" style:family="text">
      <style:text-properties style:font-name="OpenSymbol3" fo:font-size="9.5pt" style:font-name-asian="OpenSymbol3" style:font-size-asian="9.5pt" style:font-name-complex="OpenSymbol3" style:font-size-complex="9.5pt"/>
    </style:style>
    <style:style style:name="T166" style:family="text">
      <style:text-properties style:font-name="OpenSymbol1"/>
    </style:style>
    <style:style style:name="T167" style:family="text">
      <style:text-properties style:font-name="OpenSymbol1" fo:background-color="#ffff00" loext:char-shading-value="0"/>
    </style:style>
    <style:style style:name="T168" style:family="text">
      <style:text-properties style:font-name="OpenSymbol1" style:text-underline-style="solid" style:text-underline-width="auto" style:text-underline-color="font-color"/>
    </style:style>
    <style:style style:name="T169" style:family="text">
      <style:text-properties style:font-name="OpenSymbol1" fo:font-size="10pt" style:font-size-asian="10pt" style:font-size-complex="10pt"/>
    </style:style>
    <style:style style:name="T170" style:family="text">
      <style:text-properties style:font-name="OpenSymbol1" fo:font-size="10pt" style:text-underline-style="solid" style:text-underline-width="auto" style:text-underline-color="font-color" style:font-size-asian="10pt" style:font-size-complex="10pt"/>
    </style:style>
    <style:style style:name="T171" style:family="text">
      <style:text-properties style:font-name="OpenSymbol1" fo:font-size="9.5pt" style:font-size-asian="9.5pt" style:font-size-complex="9.5pt"/>
    </style:style>
    <style:style style:name="T172" style:family="text">
      <style:text-properties style:font-name="OpenSymbol2"/>
    </style:style>
    <style:style style:name="T173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174" style:family="text">
      <style:text-properties style:font-name="OpenSymbol2" fo:font-style="normal" style:font-style-asian="normal" style:font-style-complex="normal"/>
    </style:style>
    <style:style style:name="T175" style:family="text">
      <style:text-properties style:font-name="OpenSymbol2" fo:font-size="8pt" style:font-size-asian="8pt" style:font-size-complex="8pt"/>
    </style:style>
    <style:style style:name="T176" style:family="text">
      <style:text-properties fo:font-style="normal" style:text-underline-style="none" fo:font-weight="normal" style:font-name-asian="Bitstream Vera Sans4" style:font-style-asian="normal" style:font-weight-asian="normal" style:font-name-complex="Bitstream Vera Sans4" style:font-style-complex="normal" style:font-weight-complex="normal"/>
    </style:style>
    <style:style style:name="T177" style:family="text">
      <style:text-properties fo:font-size="6pt" style:font-size-asian="6pt" style:font-size-complex="6pt"/>
    </style:style>
    <style:style style:name="T178" style:family="text">
      <style:text-properties fo:font-size="9.5pt" style:font-size-asian="9.5pt" style:font-size-complex="9.5pt"/>
    </style:style>
    <style:style style:name="T179" style:family="text">
      <style:text-properties fo:font-size="9.5pt" style:text-underline-style="none" style:font-size-asian="9.5pt" style:font-size-complex="9.5pt"/>
    </style:style>
    <style:style style:name="T180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81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2" style:family="text">
      <style:text-properties style:use-window-font-color="true" loext:opacity="0%"/>
    </style:style>
    <style:style style:name="T183" style:family="text">
      <style:text-properties style:use-window-font-color="true" loext:opacity="0%" style:font-name="OpenSymbol3" style:font-name-asian="OpenSymbol3" style:font-name-complex="OpenSymbol3"/>
    </style:style>
    <style:style style:name="T184" style:family="text">
      <style:text-properties style:use-window-font-color="true" loext:opacity="0%" style:font-name="OpenSymbol3" style:text-underline-style="solid" style:text-underline-width="auto" style:text-underline-color="font-color" fo:background-color="#ffff00" loext:char-shading-value="0" style:font-name-asian="OpenSymbol3" style:font-name-complex="OpenSymbol3"/>
    </style:style>
    <style:style style:name="T185" style:family="text">
      <style:text-properties style:use-window-font-color="true" loext:opacity="0%" style:font-name="Bitstream Vera Sans1"/>
    </style:style>
    <style:style style:name="T186" style:family="text">
      <style:text-properties style:use-window-font-color="true" loext:opacity="0%" style:font-name="Bitstream Vera Sans1" fo:background-color="#ffff00" loext:char-shading-value="0" style:font-name-asian="OpenSymbol3" style:font-name-complex="OpenSymbol3"/>
    </style:style>
    <style:style style:name="T187" style:family="text">
      <style:text-properties style:use-window-font-color="true" loext:opacity="0%" style:font-name="Bitstream Vera Sans1" fo:font-size="8pt" style:font-size-asian="8pt" style:font-size-complex="8pt"/>
    </style:style>
    <style:style style:name="T188" style:family="text">
      <style:text-properties style:use-window-font-color="true" loext:opacity="0%" style:font-name="Bitstream Vera Sans1" style:text-underline-style="solid" style:text-underline-width="auto" style:text-underline-color="font-color" fo:background-color="#ffff00" loext:char-shading-value="0"/>
    </style:style>
    <style:style style:name="T189" style:family="text">
      <style:text-properties style:use-window-font-color="true" loext:opacity="0%" style:font-name="OpenSymbol2"/>
    </style:style>
    <style:style style:name="T190" style:family="text">
      <style:text-properties style:use-window-font-color="true" loext:opacity="0%" style:font-name="OpenSymbol2" fo:font-style="normal" style:font-style-asian="normal" style:font-style-complex="normal"/>
    </style:style>
    <style:style style:name="T191" style:family="text">
      <style:text-properties style:use-window-font-color="true" loext:opacity="0%" style:font-name="OpenSymbol2" fo:font-style="normal" style:font-name-asian="OpenSymbol2" style:font-style-asian="normal" style:font-name-complex="OpenSymbol2" style:font-style-complex="normal"/>
    </style:style>
    <style:style style:name="T192" style:family="text">
      <style:text-properties style:use-window-font-color="true" loext:opacity="0%" style:text-position="0% 100%" style:font-name-asian="OpenSymbol2" style:font-style-asian="normal" style:font-name-complex="OpenSymbol2" style:font-style-complex="normal"/>
    </style:style>
    <style:style style:name="T193" style:family="text">
      <style:text-properties style:use-window-font-color="true" loext:opacity="0%" style:text-position="0% 100%" style:font-style-asian="normal" style:font-style-complex="normal"/>
    </style:style>
    <style:style style:name="T194" style:family="text">
      <style:text-properties style:use-window-font-color="true" loext:opacity="0%" style:text-position="0% 100%" fo:background-color="#ffff00" loext:char-shading-value="0" style:font-name-asian="OpenSymbol2" style:font-style-asian="normal" style:font-name-complex="OpenSymbol2" style:font-style-complex="normal"/>
    </style:style>
    <style:style style:name="T195" style:family="text">
      <style:text-properties style:use-window-font-color="true" loext:opacity="0%" style:text-position="0% 100%" fo:font-size="9pt" fo:background-color="#ffff00" loext:char-shading-value="0" style:font-name-asian="OpenSymbol2" style:font-size-asian="9pt" style:font-style-asian="normal" style:font-name-complex="OpenSymbol2" style:font-size-complex="9pt" style:font-style-complex="normal"/>
    </style:style>
    <style:style style:name="T196" style:family="text">
      <style:text-properties style:use-window-font-color="true" loext:opacity="0%" style:text-position="0% 100%" style:font-name="OpenSymbol1" fo:background-color="#ffff00" loext:char-shading-value="0" style:font-name-asian="OpenSymbol2" style:font-style-asian="normal" style:font-name-complex="OpenSymbol2" style:font-style-complex="normal"/>
    </style:style>
    <style:style style:name="T197" style:family="text">
      <style:text-properties style:use-window-font-color="true" loext:opacity="0%" style:text-position="0% 100%" style:font-name="Bitstream Vera Sans1" fo:background-color="#ffff00" loext:char-shading-value="0" style:font-name-asian="OpenSymbol2" style:font-style-asian="normal" style:font-name-complex="OpenSymbol2" style:font-style-complex="normal"/>
    </style:style>
    <style:style style:name="T198" style:family="text">
      <style:text-properties style:use-window-font-color="true" loext:opacity="0%" style:font-name="OpenSymbol1" style:text-underline-style="solid" style:text-underline-width="auto" style:text-underline-color="font-color" fo:background-color="#ffff00" loext:char-shading-value="0"/>
    </style:style>
    <style:style style:name="T199" style:family="text">
      <style:text-properties style:use-window-font-color="true" loext:opacity="0%" fo:font-size="12pt" style:font-size-asian="12pt" style:font-size-complex="12pt"/>
    </style:style>
    <style:style style:name="T200" style:family="text">
      <style:text-properties style:use-window-font-color="true" loext:opacity="0%" fo:background-color="#ffff00" loext:char-shading-value="0"/>
    </style:style>
    <style:style style:name="T201" style:family="text">
      <style:text-properties style:use-window-font-color="true" loext:opacity="0%" fo:font-size="9pt" fo:background-color="#ffff00" loext:char-shading-value="0" style:font-size-asian="9pt" style:font-size-complex="9pt"/>
    </style:style>
    <style:style style:name="T202" style:family="text">
      <style:text-properties style:use-window-font-color="true" loext:opacity="0%" style:font-name="Bitstream Vera Sans4" fo:font-size="10pt" fo:font-style="normal" officeooo:rsid="00164870" fo:background-color="#ffff00" loext:char-shading-value="0" style:font-size-asian="10pt" style:font-size-complex="10pt"/>
    </style:style>
    <style:style style:name="T203" style:family="text">
      <style:text-properties style:use-window-font-color="true" loext:opacity="0%" style:text-underline-style="solid" style:text-underline-width="auto" style:text-underline-color="font-color" fo:background-color="#ffff00" loext:char-shading-value="0"/>
    </style:style>
    <style:style style:name="T204" style:family="text">
      <style:text-properties style:use-window-font-color="true" loext:opacity="0%" style:font-size-asian="10pt" style:font-size-complex="10pt"/>
    </style:style>
    <style:style style:name="T205" style:family="text">
      <style:text-properties style:text-position="0% 100%" style:font-name-asian="OpenSymbol2" style:font-style-asian="normal" style:font-name-complex="OpenSymbol2" style:font-style-complex="normal"/>
    </style:style>
    <style:style style:name="T206" style:family="text">
      <style:text-properties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207" style:family="text">
      <style:text-properties fo:font-size="14pt" style:font-name-asian="OpenSymbol4" style:font-name-complex="OpenSymbol4"/>
    </style:style>
    <style:style style:name="T208" style:family="text">
      <style:text-properties style:text-underline-style="solid" style:text-underline-width="auto" style:text-underline-color="font-color"/>
    </style:style>
    <style:style style:name="T209" style:family="text">
      <style:text-properties fo:background-color="#ffff00" loext:char-shading-value="0"/>
    </style:style>
    <style:style style:name="T210" style:family="text">
      <style:text-properties fo:font-size="8pt" style:font-size-asian="8pt" style:font-size-complex="8pt"/>
    </style:style>
    <style:style style:name="T211" style:family="text">
      <style:text-properties fo:font-size="8pt" fo:font-style="normal" style:text-underline-style="none" fo:font-weight="normal" style:font-name-asian="Bitstream Vera Sans4" style:font-size-asian="8pt" style:font-style-asian="normal" style:font-weight-asian="normal" style:font-name-complex="Bitstream Vera Sans4" style:font-size-complex="8pt" style:font-style-complex="normal" style:font-weight-complex="normal"/>
    </style:style>
    <style:style style:name="T212" style:family="text">
      <style:text-properties fo:color="#ff0000" loext:opacity="100%"/>
    </style:style>
    <style:style style:name="T213" style:family="text">
      <style:text-properties officeooo:rsid="0025b99a"/>
    </style:style>
    <style:style style:name="fr1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21cm" style:color="#d3802b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6" text:outline-level="1"/>
      <text:list xml:id="list875787969" text:style-name="Num_5f_Exo">
        <text:list-item>
          <text:h text:style-name="P123" text:outline-level="1"> <text:span text:style-name="T213">E</text:span>ffectue les calculs suivants.</text:h>
        </text:list-item>
      </text:list>
      <text:section text:style-name="Sect1" text:name="Section10">
        <text:list xml:id="list1495552031" text:style-name="liste_5f_abc">
          <text:list-item>
            <text:list>
              <text:list-item>
                <text:p text:style-name="P145"><text:span text:style-name="T4"><text:tab/>12 </text:span><text:span text:style-name="T172">×</text:span><text:span text:style-name="T4"> (</text:span><text:span text:style-name="T159">−</text:span><text:span text:style-name="T4"> 5)</text:span> <text:span text:style-name="_5f_signe">=</text:span> <text:span text:style-name="_5f_pointillés_20_gris"><text:span text:style-name="T148">−</text:span></text:span><text:span text:style-name="_5f_Correction_5f_surligné"><text:span text:style-name="T176"> 60</text:span></text:span></text:p>
              </text:list-item>
              <text:list-item>
                <text:p text:style-name="P146"><text:span text:style-name="T4"><text:tab/></text:span><text:span text:style-name="T159">−</text:span><text:span text:style-name="T4"> 8 </text:span><text:span text:style-name="T172">×</text:span><text:span text:style-name="T4"> (</text:span><text:span text:style-name="T159">−</text:span><text:span text:style-name="T4"> 6) </text:span><text:span text:style-name="_5f_signe">=</text:span><text:span text:style-name="T4"> </text:span><text:span text:style-name="_5f_Correction_5f_surligné">48</text:span></text:p>
              </text:list-item>
              <text:list-item>
                <text:p text:style-name="P150"><text:tab/>(<text:span text:style-name="T159">−</text:span> 56) <text:span text:style-name="T172">÷</text:span> 7 <text:span text:style-name="_5f_signe">=</text:span> <text:span text:style-name="_5f_pointillés_20_gris"><text:span text:style-name="T148">−</text:span></text:span><text:span text:style-name="_5f_Correction_5f_surligné"><text:span text:style-name="T176"> 8</text:span></text:span></text:p>
              </text:list-item>
              <text:list-item>
                <text:p text:style-name="P152"><text:tab/><draw:frame draw:style-name="fr2" draw:name="Objet8" text:anchor-type="as-char" svg:width="0.818cm" svg:height="0.873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_5f_signe">=</text:span> <text:span text:style-name="_5f_pointillés_20_gris"><text:span text:style-name="T148">−</text:span></text:span><text:span text:style-name="_5f_Correction_5f_surligné"><text:span text:style-name="T176"> 4</text:span></text:span></text:p>
              </text:list-item>
              <text:list-item>
                <text:p text:style-name="P153"><text:tab/><text:span text:style-name="T159">−</text:span> 6 <text:span text:style-name="T159">−</text:span> 12 <text:span text:style-name="_5f_signe">=</text:span> <text:span text:style-name="_5f_pointillés_20_gris"><text:span text:style-name="T148">−</text:span></text:span><text:span text:style-name="_5f_Correction_5f_surligné"><text:span text:style-name="T176"> 18</text:span></text:span></text:p>
              </text:list-item>
              <text:list-item>
                <text:p text:style-name="P150"><text:span text:style-name="T159">−</text:span><text:span text:style-name="T164"> </text:span>5,5<text:span text:style-name="T210"> </text:span><text:span text:style-name="T159"></text:span><text:span text:style-name="T164"> </text:span>5,05<text:span text:style-name="T210"> </text:span><text:span text:style-name="_5f_signe">=</text:span><text:span text:style-name="_5f_signe"><text:span text:style-name="T210"> </text:span></text:span><text:span text:style-name="_5f_pointillés_20_gris"><text:span text:style-name="T148">−</text:span></text:span><text:span text:style-name="_5f_Correction_5f_surligné"><text:span text:style-name="T211"> </text:span></text:span><text:span text:style-name="_5f_Correction_5f_surligné"><text:span text:style-name="T176">0,45</text:span></text:span></text:p>
              </text:list-item>
              <text:list-item>
                <text:p text:style-name="P150">(<text:span text:style-name="T159">−</text:span><text:span text:style-name="T164"> </text:span>15) <text:span text:style-name="T172">×</text:span><text:span text:style-name="T175"> </text:span>75<text:span text:style-name="_5f_signe">=</text:span><text:span text:style-name="_5f_pointillés_20_gris"><text:span text:style-name="T148">−</text:span></text:span><text:span text:style-name="_5f_pointillés_20_gris"><text:span text:style-name="T49"> </text:span></text:span><text:span text:style-name="_5f_Correction_5f_surligné"><text:span text:style-name="T176">1</text:span></text:span><text:span text:style-name="_5f_Correction_5f_surligné"><text:span text:style-name="T211"> </text:span></text:span><text:span text:style-name="_5f_Correction_5f_surligné"><text:span text:style-name="T176">125</text:span></text:span></text:p>
              </text:list-item>
              <text:list-item>
                <text:p text:style-name="P150"><text:tab/><text:span text:style-name="T159">−</text:span> 6 <text:span text:style-name="T159">−</text:span> (<text:span text:style-name="T159">−</text:span> 5) <text:span text:style-name="_5f_signe">=</text:span> <text:span text:style-name="_5f_pointillés_20_gris"><text:span text:style-name="T148">−</text:span></text:span><text:span text:style-name="_5f_Correction_5f_surligné"><text:span text:style-name="T176"> 1</text:span></text:span></text:p>
              </text:list-item>
              <text:list-item>
                <text:p text:style-name="P151"><text:tab/>(<text:span text:style-name="T159">−</text:span> 8) <text:span text:style-name="T172">÷</text:span> (<text:span text:style-name="T159">−</text:span> 5) <text:span text:style-name="_5f_signe">=</text:span> <text:span text:style-name="_5f_Correction_5f_surligné">1,6</text:span></text:p>
              </text:list-item>
              <text:list-item>
                <text:p text:style-name="P152"><draw:frame draw:style-name="fr2" draw:name="Objet10" text:anchor-type="as-char" svg:width="0.811cm" svg:height="0.873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_5f_signe">=</text:span> <text:span text:style-name="_5f_pointillés_20_gris"><text:span text:style-name="T148">−</text:span></text:span><text:span text:style-name="_5f_Correction_5f_surligné"><text:span text:style-name="T176"> 0,625</text:span></text:span></text:p>
              </text:list-item>
              <text:list-item>
                <text:p text:style-name="P154"><text:tab/>35 <text:span text:style-name="T159">−</text:span> (<text:span text:style-name="T159">−</text:span> 42) <text:span text:style-name="_5f_signe">=</text:span> <text:span text:style-name="_5f_Correction_5f_surligné">77</text:span></text:p>
              </text:list-item>
              <text:list-item>
                <text:p text:style-name="P150"><text:span text:style-name="_5f_pointillés_20_gris"><text:span text:style-name="T183">−</text:span></text:span><text:span text:style-name="_5f_pointillés_20_gris"><text:span text:style-name="T187"> </text:span></text:span><text:span text:style-name="_5f_pointillés_20_gris"><text:span text:style-name="T185">5,5</text:span></text:span><text:span text:style-name="_5f_pointillés_20_gris"><text:span text:style-name="T189">×</text:span></text:span><text:span text:style-name="_5f_pointillés_20_gris"><text:span text:style-name="T185">5,05</text:span></text:span><text:span text:style-name="_5f_signe"><text:span text:style-name="T182">=</text:span></text:span><text:span text:style-name="_5f_pointillés_20_gris"><text:span text:style-name="T148">−</text:span></text:span><text:span text:style-name="_5f_Correction_5f_surligné"><text:span text:style-name="T176"> 27,775</text:span></text:span></text:p>
              </text:list-item>
            </text:list>
          </text:list-item>
        </text:list>
      </text:section>
      <text:list xml:id="list93813012305805" text:continue-list="list875787969" text:style-name="Num_5f_Exo">
        <text:list-item>
          <text:h text:style-name="P123" text:outline-level="1"> Complète avec le signe opératoire qui convient.</text:h>
        </text:list-item>
      </text:list>
      <text:section text:style-name="Sect2" text:name="Section13">
        <text:list xml:id="list93812674601040" text:continue-list="list1495552031" text:style-name="liste_5f_abc">
          <text:list-item>
            <text:list>
              <text:list-item>
                <text:p text:style-name="P147"><text:span text:style-name="T51">(</text:span><text:span text:style-name="T44">−</text:span><text:span text:style-name="T51"> 4) </text:span><text:span text:style-name="_5f_pointillés_20_gris"><text:span text:style-name="T64">×</text:span></text:span><text:span text:style-name="T51"> (</text:span><text:span text:style-name="T44">−</text:span><text:span text:style-name="T51"> 2) </text:span><text:span text:style-name="_5f_signe"><text:span text:style-name="T51">=</text:span></text:span><text:span text:style-name="T51"> 8</text:span></text:p>
              </text:list-item>
              <text:list-item>
                <text:p text:style-name="P147"><text:span text:style-name="T51">(</text:span><text:span text:style-name="T44">− </text:span><text:span text:style-name="T51">4) </text:span><text:span text:style-name="_5f_pointillés_20_gris"><text:span text:style-name="T54">+ </text:span></text:span><text:span text:style-name="T51">(</text:span><text:span text:style-name="T44">− </text:span><text:span text:style-name="T51">2) </text:span><text:span text:style-name="_5f_signe"><text:span text:style-name="T51">= </text:span></text:span><text:span text:style-name="T51">– 6</text:span></text:p>
              </text:list-item>
              <text:list-item>
                <text:p text:style-name="P147"><text:span text:style-name="T51">(</text:span><text:span text:style-name="T44">− </text:span><text:span text:style-name="T51">1) </text:span><text:span text:style-name="_5f_pointillés_20_gris"><text:span text:style-name="T64">× </text:span></text:span><text:span text:style-name="T51">(</text:span><text:span text:style-name="T44">− </text:span><text:span text:style-name="T51">1) </text:span><text:span text:style-name="_5f_signe"><text:span text:style-name="T51">= </text:span></text:span><text:span text:style-name="T51">1</text:span></text:p>
              </text:list-item>
              <text:list-item>
                <text:p text:style-name="P147"><text:span text:style-name="T51">(</text:span><text:span text:style-name="T44">− </text:span><text:span text:style-name="T51">1) </text:span><text:span text:style-name="_5f_pointillés_20_gris"><text:span text:style-name="T54">+ </text:span></text:span><text:span text:style-name="T51">(</text:span><text:span text:style-name="T44">− </text:span><text:span text:style-name="T51">1) </text:span><text:span text:style-name="_5f_signe"><text:span text:style-name="T51">= </text:span></text:span><text:span text:style-name="T44">− </text:span><text:span text:style-name="T51">2</text:span></text:p>
              </text:list-item>
              <text:list-item>
                <text:p text:style-name="P148"><text:span text:style-name="T51">(</text:span><text:span text:style-name="T44">− </text:span><text:span text:style-name="T51">6) </text:span><text:span text:style-name="_5f_signe"><text:span text:style-name="T79">÷</text:span></text:span><text:span text:style-name="T51"> (</text:span><text:span text:style-name="T44">−</text:span><text:span text:style-name="T51"> 2) </text:span><text:span text:style-name="_5f_signe"><text:span text:style-name="T51">=</text:span></text:span><text:span text:style-name="T51"> 3</text:span></text:p>
              </text:list-item>
              <text:list-item>
                <text:p text:style-name="P149"><text:span text:style-name="T51">(</text:span><text:span text:style-name="T44">− </text:span><text:span text:style-name="T51">6) </text:span><text:span text:style-name="_5f_pointillés_20_gris"><text:span text:style-name="T109">−</text:span></text:span><text:span text:style-name="_5f_signe"><text:span text:style-name="T42"> </text:span></text:span><text:span text:style-name="T51">(</text:span><text:span text:style-name="T44">− </text:span><text:span text:style-name="T51">2) </text:span><text:span text:style-name="_5f_signe"><text:span text:style-name="T51">= </text:span></text:span><text:span text:style-name="T44">− </text:span><text:span text:style-name="T51">4</text:span></text:p>
              </text:list-item>
              <text:list-item>
                <text:p text:style-name="P149"><text:span text:style-name="T51">(</text:span><text:span text:style-name="T44">−</text:span><text:span text:style-name="T51"> 4) </text:span><text:span text:style-name="_5f_pointillés_20_gris"><text:span text:style-name="T109">−</text:span></text:span><text:span text:style-name="T51"> 2 </text:span><text:span text:style-name="_5f_signe"><text:span text:style-name="T51">=</text:span></text:span><text:span text:style-name="T51"> </text:span><text:span text:style-name="T44">−</text:span><text:span text:style-name="T51"> 6</text:span></text:p>
              </text:list-item>
              <text:list-item>
                <text:p text:style-name="P149"><text:span text:style-name="T51"><text:tab/>(</text:span><text:span text:style-name="T44">− </text:span><text:span text:style-name="T51">4) </text:span><text:span text:style-name="_5f_signe"><text:span text:style-name="T81">÷ ou </text:span></text:span><text:span text:style-name="_5f_pointillés_20_gris"><text:span text:style-name="T157">+</text:span></text:span><text:span text:style-name="_5f_signe"><text:span text:style-name="T79"> </text:span></text:span><text:span text:style-name="T51">2 </text:span><text:span text:style-name="_5f_signe"><text:span text:style-name="T51">= </text:span></text:span><text:span text:style-name="T44">− </text:span><text:span text:style-name="T51">2</text:span></text:p>
              </text:list-item>
            </text:list>
          </text:list-item>
        </text:list>
      </text:section>
      <text:list xml:id="list93812621190339" text:continue-list="list93813012305805" text:style-name="Num_5f_Exo">
        <text:list-item>
          <text:h text:style-name="Exo_5f_Num" text:outline-level="1"> Calcule sans poser les opérations.</text:h>
        </text:list-item>
      </text:list>
      <text:section text:style-name="Sect2" text:name="Section11">
        <text:list xml:id="list93812053702980" text:continue-list="list93812674601040" text:style-name="liste_5f_abc">
          <text:list-item text:start-value="1">
            <text:p text:style-name="P155"><text:span text:style-name="T153">7 × (</text:span><text:span text:style-name="T154">−</text:span><text:span text:style-name="T153"> 6) </text:span><text:span text:style-name="_5f_signe"><text:span text:style-name="T153">=</text:span></text:span><text:span text:style-name="T153"> </text:span><text:span text:style-name="_5f_pointillés_20_gris"><text:span text:style-name="T155">−</text:span></text:span><text:span text:style-name="_5f_Correction_5f_surligné"><text:span text:style-name="T156"> 42</text:span></text:span></text:p>
          </text:list-item>
          <text:list-item>
            <text:p text:style-name="P156"><text:span text:style-name="T159"><text:tab/>−</text:span><text:span text:style-name="T177"> </text:span>15<text:span text:style-name="T177"> </text:span><text:span text:style-name="T159"></text:span><text:span text:style-name="T12"> </text:span>(<text:span text:style-name="T159">−</text:span><text:span text:style-name="T177"> </text:span>8)<text:span text:style-name="T177"> </text:span><text:span text:style-name="_5f_signe">=</text:span> <text:span text:style-name="_5f_pointillés_20_gris"><text:span text:style-name="T148">−</text:span></text:span><text:span text:style-name="_5f_Correction_5f_surligné"><text:span text:style-name="T176"> 23</text:span></text:span></text:p>
          </text:list-item>
          <text:list-item>
            <text:p text:style-name="P157"><text:span text:style-name="T159">−</text:span> 72 <text:span text:style-name="T166">÷</text:span><text:span text:style-name="T4"> </text:span>8 <text:span text:style-name="_5f_signe">=</text:span> <text:span text:style-name="_5f_pointillés_20_gris"><text:span text:style-name="T148">−</text:span></text:span><text:span text:style-name="_5f_Correction_5f_surligné"><text:span text:style-name="T176"> 9</text:span></text:span></text:p>
          </text:list-item>
          <text:list-item>
            <text:p text:style-name="P156">5 <text:span text:style-name="T159">−</text:span> 9 <text:span text:style-name="_5f_signe">=</text:span> <text:span text:style-name="_5f_pointillés_20_gris"><text:span text:style-name="T148">−</text:span></text:span><text:span text:style-name="_5f_Correction_5f_surligné"><text:span text:style-name="T176"> 4</text:span></text:span></text:p>
          </text:list-item>
          <text:list-item>
            <text:p text:style-name="P157">5 <text:span text:style-name="T166">×</text:span> (<text:span text:style-name="T159">−</text:span> 7) <text:span text:style-name="_5f_signe">=</text:span> <text:span text:style-name="_5f_pointillés_20_gris"><text:span text:style-name="T148">−</text:span></text:span><text:span text:style-name="_5f_Correction_5f_surligné"><text:span text:style-name="T176"> 35</text:span></text:span></text:p>
          </text:list-item>
          <text:list-item>
            <text:p text:style-name="P156">18 <text:span text:style-name="T159"></text:span> <text:span text:style-name="_5f_signe">(–</text:span> 27) <text:span text:style-name="_5f_signe">=</text:span> <text:span text:style-name="_5f_pointillés_20_gris"><text:span text:style-name="T148">−</text:span></text:span><text:span text:style-name="_5f_Correction_5f_surligné"><text:span text:style-name="T176"> 9</text:span></text:span></text:p>
          </text:list-item>
          <text:list-item>
            <text:p text:style-name="P158"><draw:frame draw:style-name="fr2" draw:name="Objet12" text:anchor-type="as-char" svg:width="0.716cm" svg:height="0.87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_5f_signe">=</text:span> <text:span text:style-name="_5f_pointillés_20_gris"><text:span text:style-name="T40"> </text:span></text:span><text:span text:style-name="_5f_Correction_5f_surligné"><text:span text:style-name="T176">3</text:span></text:span></text:p>
          </text:list-item>
          <text:list-item>
            <text:p text:style-name="P159"><text:span text:style-name="_5f_pointillés_20_gris"><text:span text:style-name="T38">17 </text:span></text:span><text:span text:style-name="_5f_pointillés_20_gris"><text:span text:style-name="T39"></text:span></text:span><text:span text:style-name="_5f_pointillés_20_gris"><text:span text:style-name="T38"> (</text:span></text:span><text:span text:style-name="_5f_pointillés_20_gris"><text:span text:style-name="T39">−</text:span></text:span><text:span text:style-name="_5f_pointillés_20_gris"><text:span text:style-name="T38"> 9) </text:span></text:span><text:span text:style-name="_5f_signe"><text:span text:style-name="T38">=</text:span></text:span><text:span text:style-name="_5f_pointillés_20_gris"> </text:span><text:span text:style-name="_5f_Correction_5f_surligné">8</text:span></text:p>
          </text:list-item>
          <text:list-item>
            <text:p text:style-name="P160">(<text:span text:style-name="T159">−</text:span> 5)<text:span text:style-name="T177"> </text:span><text:span text:style-name="T166">×</text:span><text:span text:style-name="T177"> </text:span>(<text:span text:style-name="T159">−</text:span><text:span text:style-name="T177"> </text:span>2)<text:span text:style-name="T177"> </text:span><text:span text:style-name="_5f_signe">=</text:span> <text:span text:style-name="_5f_Correction_5f_surligné">10</text:span></text:p>
          </text:list-item>
          <text:list-item>
            <text:p text:style-name="P158"><text:span text:style-name="T159">−</text:span><text:span text:style-name="T177"> </text:span>36<text:span text:style-name="T177"> </text:span><text:span text:style-name="T166">÷</text:span><text:span text:style-name="T13"> </text:span>(<text:span text:style-name="T159">−</text:span><text:span text:style-name="T177"> </text:span>6)<text:span text:style-name="T177"> </text:span><text:span text:style-name="_5f_signe">=</text:span> <text:span text:style-name="_5f_Correction_5f_surligné">6</text:span></text:p>
          </text:list-item>
          <text:list-item>
            <text:p text:style-name="P156">8 <text:span text:style-name="T166">×</text:span><text:span text:style-name="T4"> </text:span>(<text:span text:style-name="T159">−</text:span> 7) <text:span text:style-name="_5f_signe">=</text:span> <text:span text:style-name="_5f_pointillés_20_gris"><text:span text:style-name="T148">−</text:span></text:span><text:span text:style-name="_5f_Correction_5f_surligné"><text:span text:style-name="T176"> 56</text:span></text:span></text:p>
          </text:list-item>
          <text:list-item>
            <text:p text:style-name="P158"><text:span text:style-name="T159">−</text:span>2,5<text:span text:style-name="T159">−</text:span>(<text:span text:style-name="T159">−</text:span>2,6)<text:span text:style-name="_5f_signe">=</text:span> <text:span text:style-name="_5f_Correction_5f_surligné">0,1</text:span></text:p>
          </text:list-item>
          <text:list-item>
            <text:p text:style-name="P160">(<text:span text:style-name="T159">−</text:span> 4) <text:span text:style-name="T159"></text:span> 13 <text:span text:style-name="_5f_signe">=</text:span> <text:span text:style-name="_5f_Correction_5f_surligné">9</text:span></text:p>
          </text:list-item>
          <text:list-item>
            <text:p text:style-name="P161"><text:span text:style-name="_5f_pointillés_20_gris"><draw:frame draw:style-name="fr2" draw:name="Objet13" text:anchor-type="as-char" svg:width="0.9cm" svg:height="0.87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signe">=</text:span><text:span text:style-name="_5f_pointillés_20_gris"> </text:span><text:span text:style-name="_5f_Correction_5f_surligné">0,4</text:span></text:p>
          </text:list-item>
        </text:list>
      </text:section>
      <text:list xml:id="list93812991137522" text:continue-list="list93812621190339" text:style-name="Num_5f_Exo">
        <text:list-item>
          <text:h text:style-name="P126" text:outline-level="1"> Effectue en soulignant les calculs intermédiaires.</text:h>
        </text:list-item>
      </text:list>
      <text:section text:style-name="Sect2" text:name="Section17">
        <text:p text:style-name="P56"/>
        <text:p text:style-name="P56">A <text:span text:style-name="_5f_signe">=</text:span> 15 <text:span text:style-name="T159"></text:span> <text:span text:style-name="T208">5 </text:span><text:span text:style-name="T168">×</text:span><text:span text:style-name="T208"> (</text:span><text:span text:style-name="T163">−</text:span><text:span text:style-name="T208"> 8)</text:span></text:p>
        <text:p text:style-name="P59"><text:span text:style-name="_5f_pointillés_20_gris"><text:span text:style-name="T38">A </text:span></text:span><text:span text:style-name="_5f_signe"><text:span text:style-name="T38">=</text:span></text:span><text:span text:style-name="_5f_pointillés_20_gris"> </text:span><text:span text:style-name="_5f_pointillés_20_gris"><text:span text:style-name="T74">15 </text:span></text:span><text:span text:style-name="_5f_pointillés_20_gris"><text:span text:style-name="T46"></text:span></text:span><text:span text:style-name="_5f_pointillés_20_gris"><text:span text:style-name="T74"> (</text:span></text:span><text:span text:style-name="_5f_pointillés_20_gris"><text:span text:style-name="T46">−</text:span></text:span><text:span text:style-name="_5f_pointillés_20_gris"><text:span text:style-name="T74"> 40)</text:span></text:span></text:p>
        <text:p text:style-name="P82">A <text:span text:style-name="_5f_signe">=</text:span> <text:span text:style-name="_5f_pointillés_20_gris"><text:span text:style-name="T109">−</text:span></text:span><text:span text:style-name="_5f_pointillés_20_gris"><text:span text:style-name="T69"> 25</text:span></text:span></text:p>
        <text:p text:style-name="P78">B <text:span text:style-name="_5f_signe">=</text:span> <text:span text:style-name="T208">(</text:span><text:span text:style-name="T163">−</text:span><text:span text:style-name="T208"> 8) </text:span><text:span text:style-name="T168">÷</text:span><text:span text:style-name="T208"> 4</text:span> <text:span text:style-name="T159">−</text:span> 5</text:p>
        <text:p text:style-name="P59">B <text:span text:style-name="_5f_signe">=</text:span> <text:span text:style-name="_5f_pointillés_20_gris"><text:span text:style-name="T46">−</text:span></text:span><text:span text:style-name="_5f_pointillés_20_gris"><text:span text:style-name="T74"> 2 </text:span></text:span><text:span text:style-name="_5f_pointillés_20_gris"><text:span text:style-name="T46">−</text:span></text:span><text:span text:style-name="_5f_pointillés_20_gris"><text:span text:style-name="T74"> 5</text:span></text:span></text:p>
        <text:p text:style-name="P82">B <text:span text:style-name="_5f_signe">=</text:span> <text:span text:style-name="_5f_pointillés_20_gris"><text:span text:style-name="T109">−</text:span></text:span><text:span text:style-name="_5f_pointillés_20_gris"><text:span text:style-name="T69"> 7</text:span></text:span></text:p>
        <text:p text:style-name="P78">C <text:span text:style-name="_5f_signe">=</text:span> 19 <text:span text:style-name="T159">−</text:span><text:span text:style-name="T208"> 12 </text:span><text:span text:style-name="T168">÷</text:span><text:span text:style-name="T208"> (</text:span><text:span text:style-name="T163">−</text:span><text:span text:style-name="T208"> 4)</text:span></text:p>
        <text:p text:style-name="P59">C <text:span text:style-name="_5f_signe">=</text:span> <text:span text:style-name="_5f_pointillés_20_gris"><text:span text:style-name="T74">19 </text:span></text:span><text:span text:style-name="_5f_pointillés_20_gris"><text:span text:style-name="T46">−</text:span></text:span><text:span text:style-name="_5f_pointillés_20_gris"><text:span text:style-name="T74"> (</text:span></text:span><text:span text:style-name="_5f_pointillés_20_gris"><text:span text:style-name="T46">−</text:span></text:span><text:span text:style-name="_5f_pointillés_20_gris"><text:span text:style-name="T74"> 3)</text:span></text:span></text:p>
        <text:p text:style-name="P59">C <text:span text:style-name="_5f_signe">=</text:span> <text:span text:style-name="_5f_pointillés_20_gris"><text:span text:style-name="T65">22</text:span></text:span></text:p>
        <text:p text:style-name="P78">D <text:span text:style-name="_5f_signe">=</text:span> <text:span text:style-name="T159">− </text:span>10 + <text:span text:style-name="T208">10 </text:span><text:span text:style-name="T168">× </text:span><text:span text:style-name="T208">(</text:span><text:span text:style-name="T163">− </text:span><text:span text:style-name="T208">4)</text:span></text:p>
        <text:p text:style-name="P59">D <text:span text:style-name="_5f_signe">=</text:span> <text:span text:style-name="_5f_pointillés_20_gris"><text:span text:style-name="T46">−</text:span></text:span><text:span text:style-name="_5f_pointillés_20_gris"><text:span text:style-name="T74"> 10 + (</text:span></text:span><text:span text:style-name="_5f_pointillés_20_gris"><text:span text:style-name="T46">−</text:span></text:span><text:span text:style-name="_5f_pointillés_20_gris"><text:span text:style-name="T74"> 40)</text:span></text:span></text:p>
        <text:p text:style-name="P59">D <text:span text:style-name="_5f_signe">=</text:span> <text:span text:style-name="_5f_pointillés_20_gris"><text:span text:style-name="T45">−</text:span></text:span><text:span text:style-name="_5f_pointillés_20_gris"><text:span text:style-name="T69"> 50</text:span></text:span></text:p>
        <text:p text:style-name="P78">E <text:span text:style-name="_5f_signe">=</text:span><text:span text:style-name="_5f_signe"><draw:frame draw:style-name="fr2" draw:name="Objet14" text:anchor-type="as-char" svg:width="1.713cm" svg:height="0.873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<text:p text:style-name="P59"><text:span text:style-name="_5f_pointillés_20_gris"><text:span text:style-name="T38">E </text:span></text:span><text:span text:style-name="_5f_signe"><text:span text:style-name="T38">=</text:span></text:span><text:span text:style-name="_5f_pointillés_20_gris"><text:span text:style-name="T38"> </text:span></text:span><text:span text:style-name="_5f_pointillés_20_gris"><draw:frame draw:style-name="fr1" draw:name="Objet81" text:anchor-type="as-char" svg:width="0.975cm" svg:height="0.8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<text:p text:style-name="P59"><text:span text:style-name="_5f_pointillés_20_gris"><text:span text:style-name="T38">E </text:span></text:span><text:span text:style-name="_5f_signe"><text:span text:style-name="T38">=</text:span></text:span><text:span text:style-name="_5f_pointillés_20_gris"><text:span text:style-name="T38"> </text:span></text:span><text:span text:style-name="_5f_pointillés_20_gris"><text:span text:style-name="T69">3</text:span></text:span></text:p>
        <text:p text:style-name="P79">F <text:span text:style-name="_5f_signe">=</text:span><draw:frame draw:style-name="fr2" draw:name="Objet23" text:anchor-type="as-char" svg:width="2.692cm" svg:height="0.878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  <text:p text:style-name="P59"><text:span text:style-name="_5f_pointillés_20_gris"><text:span text:style-name="T38">F </text:span></text:span><text:span text:style-name="_5f_signe"><text:span text:style-name="T38">=</text:span></text:span><text:span text:style-name="_5f_pointillés_20_gris"><text:span text:style-name="T38"> </text:span></text:span><text:span text:style-name="_5f_pointillés_20_gris"><draw:frame draw:style-name="fr1" draw:name="Objet82" text:anchor-type="as-char" svg:width="2.148cm" svg:height="0.891cm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  <text:p text:style-name="P82"><text:span text:style-name="_5f_pointillés_20_gris"><text:span text:style-name="T38">F </text:span></text:span><text:span text:style-name="_5f_signe"><text:span text:style-name="T38">=</text:span></text:span><text:span text:style-name="_5f_pointillés_20_gris"><text:span text:style-name="T38"> </text:span></text:span><text:span text:style-name="_5f_pointillés_20_gris"><text:span text:style-name="T109">−</text:span></text:span><text:span text:style-name="_5f_pointillés_20_gris"><text:span text:style-name="T69"> 2,5</text:span></text:span></text:p>
        <text:p text:style-name="P60"><text:span text:style-name="_5f_pointillés_20_gris"><text:span text:style-name="T69"/></text:span></text:p>
        <text:p text:style-name="P61">G <text:span text:style-name="_5f_signe">=</text:span> (<text:span text:style-name="T208">15 </text:span><text:span text:style-name="T163"></text:span><text:span text:style-name="T208"> 5</text:span>) <text:span text:style-name="T166">×</text:span> (<text:span text:style-name="T159">−</text:span> 8)</text:p>
        <text:p text:style-name="P61">G <text:span text:style-name="_5f_signe">=</text:span> <text:span text:style-name="_5f_pointillés_20_gris"><text:span text:style-name="T74">20 </text:span></text:span><text:span text:style-name="_5f_pointillés_20_gris"><text:span text:style-name="T76">×</text:span></text:span><text:span text:style-name="_5f_pointillés_20_gris"><text:span text:style-name="T74"> (</text:span></text:span><text:span text:style-name="_5f_pointillés_20_gris"><text:span text:style-name="T46">−</text:span></text:span><text:span text:style-name="_5f_pointillés_20_gris"><text:span text:style-name="T74"> 8) </text:span></text:span></text:p>
        <text:p text:style-name="P82">G <text:span text:style-name="_5f_signe">=</text:span> <text:span text:style-name="_5f_pointillés_20_gris"><text:span text:style-name="T109">−</text:span></text:span><text:span text:style-name="_5f_pointillés_20_gris"><text:span text:style-name="T69"> 160</text:span></text:span></text:p>
        <text:p text:style-name="P79">H <text:span text:style-name="_5f_signe">=</text:span> (<text:span text:style-name="T159">−</text:span> 8) <text:span text:style-name="T166">÷</text:span> (<text:span text:style-name="T208">4 </text:span><text:span text:style-name="T163">−</text:span><text:span text:style-name="T208"> 5</text:span>)</text:p>
        <text:p text:style-name="P59">H <text:span text:style-name="_5f_signe">=</text:span> <text:span text:style-name="_5f_pointillés_20_gris"><text:span text:style-name="T74">(</text:span></text:span><text:span text:style-name="_5f_pointillés_20_gris"><text:span text:style-name="T46">−</text:span></text:span><text:span text:style-name="_5f_pointillés_20_gris"><text:span text:style-name="T74"> 8) </text:span></text:span><text:span text:style-name="_5f_pointillés_20_gris"><text:span text:style-name="T76">÷</text:span></text:span><text:span text:style-name="_5f_pointillés_20_gris"><text:span text:style-name="T74"> (</text:span></text:span><text:span text:style-name="_5f_pointillés_20_gris"><text:span text:style-name="T46">−</text:span></text:span><text:span text:style-name="_5f_pointillés_20_gris"><text:span text:style-name="T74"> 1)</text:span></text:span></text:p>
        <text:p text:style-name="P59">H <text:span text:style-name="_5f_signe">=</text:span> <text:span text:style-name="_5f_pointillés_20_gris"><text:span text:style-name="T65">8</text:span></text:span></text:p>
        <text:p text:style-name="P79">I <text:span text:style-name="_5f_signe">=</text:span><text:span text:style-name="_5f_signe"><text:span text:style-name="T4"> (</text:span></text:span><text:span text:style-name="_5f_signe"><text:span text:style-name="T14">19 </text:span></text:span><text:span text:style-name="_5f_signe"><text:span text:style-name="T163">−</text:span></text:span><text:span text:style-name="_5f_signe"><text:span text:style-name="T14"> 12</text:span></text:span><text:span text:style-name="_5f_signe"><text:span text:style-name="T4">)</text:span></text:span><text:span text:style-name="_5f_pointillés_20_gris"> </text:span><text:span text:style-name="_5f_signe"><text:span text:style-name="T166">÷</text:span></text:span><text:span text:style-name="_5f_signe"><text:span text:style-name="T4"> (</text:span></text:span><text:span text:style-name="_5f_signe"><text:span text:style-name="T159">− </text:span></text:span><text:span text:style-name="_5f_signe"><text:span text:style-name="T4">4)</text:span></text:span></text:p>
        <text:p text:style-name="P61">I <text:span text:style-name="_5f_signe">=</text:span>  <text:span text:style-name="_5f_signe"><text:span text:style-name="T83">7</text:span></text:span><text:span text:style-name="_5f_pointillés_20_gris"><text:span text:style-name="T74"> </text:span></text:span><text:span text:style-name="_5f_signe"><text:span text:style-name="T76">÷</text:span></text:span><text:span text:style-name="_5f_signe"><text:span text:style-name="T83"> (</text:span></text:span><text:span text:style-name="_5f_signe"><text:span text:style-name="T46">−</text:span></text:span><text:span text:style-name="_5f_signe"><text:span text:style-name="T83"> 4)</text:span></text:span></text:p>
        <text:p text:style-name="P82"><text:span text:style-name="_5f_signe">I = </text:span><text:span text:style-name="_5f_pointillés_20_gris"><text:span text:style-name="T109">−</text:span></text:span><text:span text:style-name="_5f_pointillés_20_gris"><text:span text:style-name="T69"> 1,75</text:span></text:span></text:p>
        <text:p text:style-name="P80">J <text:span text:style-name="_5f_signe">=</text:span> (<text:span text:style-name="T163">−</text:span><text:span text:style-name="T208">10 + 10</text:span>) <text:span text:style-name="T166">× </text:span>(<text:span text:style-name="T159">−</text:span>4)</text:p>
        <text:p text:style-name="P59">J <text:span text:style-name="_5f_signe">=</text:span> <text:span text:style-name="_5f_pointillés_20_gris"><text:span text:style-name="T74">0 </text:span></text:span><text:span text:style-name="_5f_pointillés_20_gris"><text:span text:style-name="T76">×</text:span></text:span><text:span text:style-name="_5f_pointillés_20_gris"><text:span text:style-name="T74"> (</text:span></text:span><text:span text:style-name="_5f_pointillés_20_gris"><text:span text:style-name="T46">−</text:span></text:span><text:span text:style-name="_5f_pointillés_20_gris"><text:span text:style-name="T74"> 4)</text:span></text:span></text:p>
        <text:p text:style-name="P77"><text:span text:style-name="_5f_pointillés_20_gris"><text:span text:style-name="T73">J = </text:span></text:span><text:span text:style-name="_5f_pointillés_20_gris"><text:span text:style-name="T71">0</text:span></text:span></text:p>
        <text:p text:style-name="P79"><text:span text:style-name="_5f_Correction_5f_surligné"><text:span text:style-name="T72">K =</text:span></text:span> <text:span text:style-name="T35">8</text:span><text:span text:style-name="T170">×</text:span><text:span text:style-name="T35">(</text:span><text:span text:style-name="T162">−</text:span><text:span text:style-name="T35">2)</text:span><text:span text:style-name="T36"> </text:span><text:span text:style-name="T161">− </text:span><text:span text:style-name="T35">9</text:span><text:span text:style-name="T170">÷</text:span><text:span text:style-name="T35">(</text:span><text:span text:style-name="T162">−</text:span><text:span text:style-name="T35">3)</text:span></text:p>
        <text:p text:style-name="P59">K <text:span text:style-name="_5f_signe">=</text:span> <text:span text:style-name="_5f_pointillés_20_gris"><text:span text:style-name="T74">(</text:span></text:span><text:span text:style-name="_5f_pointillés_20_gris"><text:span text:style-name="T46">−</text:span></text:span><text:span text:style-name="_5f_pointillés_20_gris"><text:span text:style-name="T61"> 16</text:span></text:span><text:span text:style-name="_5f_pointillés_20_gris"><text:span text:style-name="T74">) </text:span></text:span><text:span text:style-name="_5f_pointillés_20_gris"><text:span text:style-name="T46">−</text:span></text:span><text:span text:style-name="_5f_pointillés_20_gris"><text:span text:style-name="T74"> (</text:span></text:span><text:span text:style-name="_5f_pointillés_20_gris"><text:span text:style-name="T46">−</text:span></text:span><text:span text:style-name="_5f_pointillés_20_gris"><text:span text:style-name="T61"> </text:span></text:span><text:span text:style-name="_5f_pointillés_20_gris"><text:span text:style-name="T74">3)</text:span></text:span></text:p>
        <text:p text:style-name="P59">K <text:span text:style-name="_5f_signe">=</text:span> <text:span text:style-name="_5f_pointillés_20_gris"><text:span text:style-name="T69">(</text:span></text:span><text:span text:style-name="_5f_pointillés_20_gris"><text:span text:style-name="T45">−</text:span></text:span><text:span text:style-name="_5f_pointillés_20_gris"><text:span text:style-name="T60"> 16</text:span></text:span><text:span text:style-name="_5f_pointillés_20_gris"><text:span text:style-name="T69">) </text:span></text:span><text:span text:style-name="_5f_pointillés_20_gris"><text:span text:style-name="T45"></text:span></text:span><text:span text:style-name="_5f_pointillés_20_gris"><text:span text:style-name="T69"> (</text:span></text:span><text:span text:style-name="_5f_pointillés_20_gris"><text:span text:style-name="T45"></text:span></text:span><text:span text:style-name="_5f_pointillés_20_gris"><text:span text:style-name="T60"> </text:span></text:span><text:span text:style-name="_5f_pointillés_20_gris"><text:span text:style-name="T69">3)</text:span></text:span></text:p>
        <text:p text:style-name="P82"><text:span text:style-name="_5f_pointillés_20_gris"><text:span text:style-name="T38">K</text:span></text:span><text:span text:style-name="_5f_pointillés_20_gris"> </text:span><text:span text:style-name="_5f_signe">=</text:span><text:span text:style-name="_5f_pointillés_20_gris"> </text:span><text:span text:style-name="_5f_pointillés_20_gris"><text:span text:style-name="T109">−</text:span></text:span><text:span text:style-name="_5f_pointillés_20_gris"><text:span text:style-name="T60"> 13</text:span></text:span></text:p>
        <text:p text:style-name="P81">L <text:span text:style-name="_5f_signe">=</text:span><text:span text:style-name="_5f_signe"><text:span text:style-name="T4"> </text:span></text:span><text:span text:style-name="_5f_signe"><text:span text:style-name="T14">9</text:span></text:span><text:span text:style-name="_5f_signe"><text:span text:style-name="T168">×</text:span></text:span><text:span text:style-name="_5f_signe"><text:span text:style-name="T14">(</text:span></text:span><text:span text:style-name="_5f_signe"><text:span text:style-name="T163">−</text:span></text:span><text:span text:style-name="_5f_signe"><text:span text:style-name="T14">2)</text:span></text:span><text:span text:style-name="_5f_signe"><text:span text:style-name="T4"> </text:span></text:span><text:span text:style-name="_5f_signe"><text:span text:style-name="T166">÷</text:span></text:span><text:span text:style-name="_5f_signe"><text:span text:style-name="T4"> (</text:span></text:span><text:span text:style-name="_5f_signe"><text:span text:style-name="T159">−</text:span></text:span><text:span text:style-name="_5f_signe"><text:span text:style-name="T4">3)</text:span></text:span><text:span text:style-name="_5f_signe"><text:span text:style-name="T166">×</text:span></text:span><text:span text:style-name="_5f_signe"><text:span text:style-name="T4">3</text:span></text:span></text:p>
        <text:p text:style-name="P77"><text:span text:style-name="_5f_pointillés_20_gris"><text:span text:style-name="T38">L </text:span></text:span><text:span text:style-name="_5f_signe"><text:span text:style-name="T38">=</text:span></text:span><text:span text:style-name="_5f_signe"><text:span text:style-name="T82"> </text:span></text:span><text:span text:style-name="_5f_signe"><text:span text:style-name="T184">−</text:span></text:span><text:span text:style-name="_5f_pointillés_20_gris"><text:span text:style-name="T203">18</text:span></text:span><text:span text:style-name="_5f_signe"><text:span text:style-name="T188"> </text:span></text:span><text:span text:style-name="_5f_signe"><text:span text:style-name="T198">÷</text:span></text:span><text:span text:style-name="_5f_signe"><text:span text:style-name="T188"> (</text:span></text:span><text:span text:style-name="_5f_signe"><text:span text:style-name="T184">−</text:span></text:span><text:span text:style-name="_5f_signe"><text:span text:style-name="T15">3)</text:span></text:span><text:span text:style-name="_5f_signe"><text:span text:style-name="T17"> </text:span></text:span><text:span text:style-name="_5f_signe"><text:span text:style-name="T167">×</text:span></text:span><text:span text:style-name="_5f_signe"><text:span text:style-name="T17"> 3</text:span></text:span></text:p>
        <text:p text:style-name="P59"><text:span text:style-name="_5f_pointillés_20_gris"><text:span text:style-name="T38">L </text:span></text:span><text:span text:style-name="_5f_signe"><text:span text:style-name="T38">=</text:span></text:span><text:span text:style-name="_5f_pointillés_20_gris"><text:span text:style-name="T38"> </text:span></text:span><text:span text:style-name="_5f_signe"><text:span text:style-name="T186">6</text:span></text:span><text:span text:style-name="_5f_signe"><text:span text:style-name="T17"> </text:span></text:span><text:span text:style-name="_5f_signe"><text:span text:style-name="T167">×</text:span></text:span><text:span text:style-name="_5f_signe"><text:span text:style-name="T17"> 3</text:span></text:span></text:p>
        <text:p text:style-name="P57"><text:span text:style-name="_5f_pointillés_20_gris"><text:span text:style-name="T38">L </text:span></text:span><text:span text:style-name="_5f_signe"><text:span text:style-name="T38">=</text:span></text:span><text:span text:style-name="_5f_pointillés_20_gris"><text:span text:style-name="T38"> </text:span></text:span><text:span text:style-name="_5f_pointillés_20_gris"><text:span text:style-name="T69">18</text:span></text:span></text:p>
      </text:section>
      <text:h text:style-name="P127" text:outline-level="1"/>
      <text:list xml:id="list93811829902204" text:continue-numbering="true" text:style-name="Num_5f_Exo">
        <text:list-item>
          <text:h text:style-name="P128" text:outline-level="1"> Soit le programme de calcul suivant </text:h>
        </text:list-item>
      </text:list>
      <text:list text:style-name="L1">
        <text:list-item>
          <text:p text:style-name="P177"> Choisis un nombre ;</text:p>
        </text:list-item>
        <text:list-item>
          <text:p text:style-name="P178"> Soustrais 10 à ce nombre ;</text:p>
        </text:list-item>
        <text:list-item>
          <text:p text:style-name="P178"> Multiplie le résultat par <text:span text:style-name="T173">−</text:span><text:span text:style-name="T16">5</text:span> ;</text:p>
        </text:list-item>
        <text:list-item>
          <text:p text:style-name="P178"> Ajoute le quintuple du nombre de départ.</text:p>
        </text:list-item>
      </text:list>
      <text:p text:style-name="P105">Exécute ce programme de calcul :</text:p>
      <text:section text:style-name="Sect1" text:name="Section27">
        <text:list text:style-name="L2">
          <text:list-item>
            <text:p text:style-name="P143">pour <text:span text:style-name="_5f_variable"><text:span text:style-name="T3">x</text:span></text:span> <text:span text:style-name="T174">=</text:span> 3</text:p>
          </text:list-item>
        </text:list>
        <text:p text:style-name="P90"><text:span text:style-name="_5f_pointillés_20_gris"><text:span text:style-name="T200">(3 </text:span></text:span><text:span text:style-name="_5f_pointillés_20_gris"><text:span text:style-name="T109">−</text:span></text:span><text:span text:style-name="_5f_pointillés_20_gris"><text:span text:style-name="T102"> </text:span></text:span><text:span text:style-name="_5f_pointillés_20_gris"><text:span text:style-name="T200">10) </text:span></text:span><text:span text:style-name="_5f_pointillés_20_gris"><text:span text:style-name="T137">× </text:span></text:span><text:span text:style-name="_5f_pointillés_20_gris"><text:span text:style-name="T116">(</text:span></text:span><text:span text:style-name="_5f_pointillés_20_gris"><text:span text:style-name="T102">−</text:span></text:span><text:span text:style-name="_5f_pointillés_20_gris"><text:span text:style-name="T116">5) + 5 </text:span></text:span><text:span text:style-name="_5f_pointillés_20_gris"><text:span text:style-name="T137">× </text:span></text:span><text:span text:style-name="_5f_pointillés_20_gris"><text:span text:style-name="T116">3</text:span></text:span></text:p>
        <text:p text:style-name="P90"><text:span text:style-name="_5f_pointillés_20_gris"><text:span text:style-name="T200">= (</text:span></text:span><text:span text:style-name="_5f_pointillés_20_gris"><text:span text:style-name="T109">−</text:span></text:span><text:span text:style-name="_5f_pointillés_20_gris"><text:span text:style-name="T115">7</text:span></text:span><text:span text:style-name="_5f_pointillés_20_gris"><text:span text:style-name="T200">) </text:span></text:span><text:span text:style-name="_5f_pointillés_20_gris"><text:span text:style-name="T137">× </text:span></text:span><text:span text:style-name="_5f_pointillés_20_gris"><text:span text:style-name="T116">(</text:span></text:span><text:span text:style-name="_5f_pointillés_20_gris"><text:span text:style-name="T109">−</text:span></text:span><text:span text:style-name="_5f_pointillés_20_gris"><text:span text:style-name="T116">5) + 15</text:span></text:span></text:p>
        <text:p text:style-name="P87"><text:span text:style-name="_5f_pointillés_20_gris"><text:span text:style-name="T200">= (3</text:span></text:span><text:span text:style-name="_5f_pointillés_20_gris"><text:span text:style-name="T116">5)+ 15= 50 </text:span></text:span></text:p>
        <text:list text:style-name="L3">
          <text:list-item>
            <text:p text:style-name="P164">pour <text:span text:style-name="_5f_variable"><text:span text:style-name="T3">x</text:span></text:span> <text:span text:style-name="T174">=</text:span> <text:span text:style-name="T173">−</text:span>2</text:p>
          </text:list-item>
        </text:list>
        <text:p text:style-name="P90"><text:span text:style-name="_5f_pointillés_20_gris"><text:span text:style-name="T200">(2 </text:span></text:span><text:span text:style-name="_5f_pointillés_20_gris"><text:span text:style-name="T109">−</text:span></text:span><text:span text:style-name="_5f_pointillés_20_gris"><text:span text:style-name="T102"> </text:span></text:span><text:span text:style-name="_5f_pointillés_20_gris"><text:span text:style-name="T200">10) </text:span></text:span><text:span text:style-name="_5f_pointillés_20_gris"><text:span text:style-name="T137">× </text:span></text:span><text:span text:style-name="_5f_pointillés_20_gris"><text:span text:style-name="T116">(</text:span></text:span><text:span text:style-name="_5f_pointillés_20_gris"><text:span text:style-name="T102">−</text:span></text:span><text:span text:style-name="_5f_pointillés_20_gris"><text:span text:style-name="T116">5) + 5 </text:span></text:span><text:span text:style-name="_5f_pointillés_20_gris"><text:span text:style-name="T137">× </text:span></text:span><text:span text:style-name="_5f_pointillés_20_gris"><text:span text:style-name="T116">2</text:span></text:span></text:p>
        <text:p text:style-name="P90"><text:span text:style-name="_5f_pointillés_20_gris"><text:span text:style-name="T200">= (</text:span></text:span><text:span text:style-name="_5f_pointillés_20_gris"><text:span text:style-name="T109">−</text:span></text:span><text:span text:style-name="_5f_pointillés_20_gris"><text:span text:style-name="T115">8</text:span></text:span><text:span text:style-name="_5f_pointillés_20_gris"><text:span text:style-name="T200">) </text:span></text:span><text:span text:style-name="_5f_pointillés_20_gris"><text:span text:style-name="T137">×</text:span></text:span><text:span text:style-name="_5f_pointillés_20_gris"><text:span text:style-name="T116"> (</text:span></text:span><text:span text:style-name="_5f_pointillés_20_gris"><text:span text:style-name="T109">−</text:span></text:span><text:span text:style-name="_5f_pointillés_20_gris"><text:span text:style-name="T116">5) + 10</text:span></text:span></text:p>
        <text:p text:style-name="P87"><text:span text:style-name="_5f_pointillés_20_gris"><text:span text:style-name="T200">= (40</text:span></text:span><text:span text:style-name="_5f_pointillés_20_gris"><text:span text:style-name="T116">) + 10 = 50 </text:span></text:span></text:p>
        <text:list text:style-name="L4">
          <text:list-item>
            <text:p text:style-name="P167"><text:span text:style-name="_5f_pointillés_20_gris"><text:span text:style-name="T182">pour </text:span></text:span><text:span text:style-name="_5f_variable"><text:span text:style-name="T199">x</text:span></text:span><text:span text:style-name="_5f_pointillés_20_gris"><text:span text:style-name="T182"> </text:span></text:span><text:span text:style-name="_5f_pointillés_20_gris"><text:span text:style-name="T190">=</text:span></text:span><text:span text:style-name="_5f_pointillés_20_gris"><text:span text:style-name="T182"> 10</text:span></text:span></text:p>
          </text:list-item>
        </text:list>
        <text:p text:style-name="P91"><text:span text:style-name="_5f_pointillés_20_gris"><text:span text:style-name="T200">(10 </text:span></text:span><text:span text:style-name="_5f_pointillés_20_gris"><text:span text:style-name="T109">−</text:span></text:span><text:span text:style-name="_5f_pointillés_20_gris"><text:span text:style-name="T200">10) </text:span></text:span><text:span text:style-name="_5f_pointillés_20_gris"><text:span text:style-name="T137">× </text:span></text:span><text:span text:style-name="_5f_pointillés_20_gris"><text:span text:style-name="T116">(</text:span></text:span><text:span text:style-name="_5f_pointillés_20_gris"><text:span text:style-name="T102">−</text:span></text:span><text:span text:style-name="_5f_pointillés_20_gris"><text:span text:style-name="T116">5) + 5</text:span></text:span><text:span text:style-name="_5f_pointillés_20_gris"><text:span text:style-name="T137">×</text:span></text:span><text:span text:style-name="_5f_pointillés_20_gris"><text:span text:style-name="T116">10</text:span></text:span></text:p>
        <text:p text:style-name="P92"><text:span text:style-name="_5f_pointillés_20_gris"><text:span text:style-name="T200">= (</text:span></text:span><text:span text:style-name="_5f_pointillés_20_gris"><text:span text:style-name="T115">0</text:span></text:span><text:span text:style-name="_5f_pointillés_20_gris"><text:span text:style-name="T200">) </text:span></text:span><text:span text:style-name="_5f_pointillés_20_gris"><text:span text:style-name="T137">×</text:span></text:span><text:span text:style-name="_5f_pointillés_20_gris"><text:span text:style-name="T116"> (</text:span></text:span><text:span text:style-name="_5f_pointillés_20_gris"><text:span text:style-name="T109">−</text:span></text:span><text:span text:style-name="_5f_pointillés_20_gris"><text:span text:style-name="T116">5) + 50</text:span></text:span></text:p>
        <text:p text:style-name="P87"><text:span text:style-name="_5f_pointillés_20_gris"><text:span text:style-name="T200">= (0</text:span></text:span><text:span text:style-name="_5f_pointillés_20_gris"><text:span text:style-name="T116">)+ 50 = 50 </text:span></text:span></text:p>
        <text:list text:style-name="L5">
          <text:list-item>
            <text:p text:style-name="P168"><text:span text:style-name="_5f_pointillés_20_gris"><text:span text:style-name="T182">pour </text:span></text:span><text:span text:style-name="_5f_variable"><text:span text:style-name="T199">x</text:span></text:span><text:span text:style-name="_5f_pointillés_20_gris"><text:span text:style-name="T182"> </text:span></text:span><text:span text:style-name="_5f_pointillés_20_gris"><text:span text:style-name="T190">=</text:span></text:span><text:span text:style-name="_5f_pointillés_20_gris"><text:span text:style-name="T182"> </text:span></text:span><text:span text:style-name="_5f_pointillés_20_gris"><text:span text:style-name="T191">−</text:span></text:span><text:span text:style-name="_5f_pointillés_20_gris"><text:span text:style-name="T182">10</text:span></text:span></text:p>
          </text:list-item>
        </text:list>
        <text:p text:style-name="P87"><text:span text:style-name="_5f_pointillés_20_gris"><text:span text:style-name="T201">(</text:span></text:span><text:span text:style-name="_5f_pointillés_20_gris"><text:span text:style-name="T105">−</text:span></text:span><text:span text:style-name="_5f_pointillés_20_gris"><text:span text:style-name="T201">10</text:span></text:span><text:span text:style-name="_5f_pointillés_20_gris"><text:span text:style-name="T105">−</text:span></text:span><text:span text:style-name="_5f_pointillés_20_gris"><text:span text:style-name="T201">10)</text:span></text:span><text:span text:style-name="_5f_pointillés_20_gris"><text:span text:style-name="T139">×</text:span></text:span><text:span text:style-name="_5f_pointillés_20_gris"><text:span text:style-name="T126">(</text:span></text:span><text:span text:style-name="_5f_pointillés_20_gris"><text:span text:style-name="T105">−</text:span></text:span><text:span text:style-name="_5f_pointillés_20_gris"><text:span text:style-name="T126">5)+5</text:span></text:span><text:span text:style-name="_5f_pointillés_20_gris"><text:span text:style-name="T139">×</text:span></text:span><text:span text:style-name="_5f_pointillés_20_gris"><text:span text:style-name="T126">(</text:span></text:span><text:span text:style-name="_5f_pointillés_20_gris"><text:span text:style-name="T105">−</text:span></text:span><text:span text:style-name="_5f_pointillés_20_gris"><text:span text:style-name="T195">10)</text:span></text:span></text:p>
        <text:p text:style-name="P90"><text:span text:style-name="_5f_Correction_5f_surligné"><text:span text:style-name="T204">= (</text:span></text:span><text:span text:style-name="_5f_Correction_5f_surligné"><text:span text:style-name="T113">−</text:span></text:span><text:span text:style-name="_5f_Correction_5f_surligné"><text:span text:style-name="T149">20</text:span></text:span><text:span text:style-name="_5f_Correction_5f_surligné"><text:span text:style-name="T204">) </text:span></text:span><text:span text:style-name="_5f_Correction_5f_surligné"><text:span text:style-name="T100">× (</text:span></text:span><text:span text:style-name="_5f_Correction_5f_surligné"><text:span text:style-name="T113">−</text:span></text:span><text:span text:style-name="_5f_Correction_5f_surligné"><text:span text:style-name="T100">5) – 50</text:span></text:span><text:span text:style-name="_5f_pointillés_20_gris"><text:span text:style-name="T116"> </text:span></text:span></text:p>
        <text:p text:style-name="P90"><text:span text:style-name="_5f_pointillés_20_gris"><text:span text:style-name="T200">= (100</text:span></text:span><text:span text:style-name="_5f_pointillés_20_gris"><text:span text:style-name="T116">) </text:span></text:span><text:span text:style-name="_5f_pointillés_20_gris"><text:span text:style-name="T109">−</text:span></text:span><text:span text:style-name="_5f_pointillés_20_gris"><text:span text:style-name="T116"> 50= 50 </text:span></text:span></text:p>
      </text:section>
      <text:p text:style-name="P96">Que remarques-tu ? Peux-tu l’expliquer ?</text:p>
      <text:p text:style-name="P116"><text:span text:style-name="_5f_pointillés_20_gris"><text:span text:style-name="T194">Le résultat est toujours 50 .</text:span></text:span></text:p>
      <text:p text:style-name="P118"><text:span text:style-name="_5f_pointillés_20_gris"><text:span text:style-name="T194">Si je choisis n, je calcule <text:line-break/>(n </text:span></text:span><text:span text:style-name="_5f_pointillés_20_gris"><text:span text:style-name="T109">−</text:span></text:span><text:span text:style-name="_5f_pointillés_20_gris"><text:span text:style-name="T102"> </text:span></text:span><text:span text:style-name="_5f_pointillés_20_gris"><text:span text:style-name="T194">10) </text:span></text:span><text:span text:style-name="_5f_pointillés_20_gris"><text:span text:style-name="T137">×</text:span></text:span><text:span text:style-name="_5f_pointillés_20_gris"><text:span text:style-name="T116"> (</text:span></text:span><text:span text:style-name="_5f_pointillés_20_gris"><text:span text:style-name="T109">−</text:span></text:span><text:span text:style-name="_5f_pointillés_20_gris"><text:span text:style-name="T116">5) + 5 </text:span></text:span><text:span text:style-name="_5f_pointillés_20_gris"><text:span text:style-name="T137">× </text:span></text:span><text:span text:style-name="_5f_pointillés_20_gris"><text:span text:style-name="T116">n, en distribuant on a :</text:span></text:span></text:p>
      <text:p text:style-name="P118"><text:span text:style-name="_5f_pointillés_20_gris"><text:span text:style-name="T194">= </text:span></text:span><text:span text:style-name="_5f_pointillés_20_gris"><text:span text:style-name="T109">−</text:span></text:span><text:span text:style-name="_5f_pointillés_20_gris"><text:span text:style-name="T116">5 </text:span></text:span><text:span text:style-name="_5f_pointillés_20_gris"><text:span text:style-name="T137">× </text:span></text:span><text:span text:style-name="_5f_pointillés_20_gris"><text:span text:style-name="T194">n + 50 </text:span></text:span><text:span text:style-name="_5f_pointillés_20_gris"><text:span text:style-name="T116">+ 5 </text:span></text:span><text:span text:style-name="_5f_pointillés_20_gris"><text:span text:style-name="T137">× </text:span></text:span><text:span text:style-name="_5f_pointillés_20_gris"><text:span text:style-name="T116">n = 50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4" svg:font-family="OpenSymbol" style:font-adornments="Roman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e_20_2" draw:display-name="Bitmape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729fcf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style:paragraph-properties fo:line-height="100%" fo:text-align="center" style:justify-single-word="false" style:page-number="auto">
        <style:tab-stops/>
      </style:paragraph-properties>
      <style:text-properties fo:font-size="8pt" fo:font-style="italic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fo:background-color="#ffc924" style:font-size-asian="10.5pt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fo:background-color="#c74028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fo:background-color="#d3802b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or" style:display-name="_Nor" style:family="text" style:parent-style-name="_5f_pointillés_20_gris">
      <style:text-properties fo:color="#000000" loext:opacity="100%" style:font-name="Bitstream Vera Sans4" fo:font-family="'Bitstream Vera Sans'" style:font-style-name="Oblique" style:font-family-generic="swiss" style:font-pitch="variable" fo:font-size="10pt" fo:font-style="normal" fo:background-color="#ffff00"/>
    </style:style>
    <style:style style:name="Zeichenformat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>
      <style:paragraph-properties fo:text-align="center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e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1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1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1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1"/>
    <style:master-page style:name="_5f_Fiche_20_éditeur_20_série_20_1_20_impaire_20__28_D_29_" style:display-name="_Fiche éditeur série 1 impaire (D)" style:page-layout-name="Mpm6" draw:style-name="Mdp1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1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1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1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1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1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1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1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1"/>
    <style:master-page style:name="_5f_Fiche_20_éditeur_20__20__28_une_20_colonne_29__20__20_impaire_20__28_D_29_" style:display-name="_Fiche éditeur  (une colonne)  impaire (D)" style:page-layout-name="Mpm14" draw:style-name="Mdp1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1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1"/>
    <style:master-page style:name="Left_20_Page" style:display-name="Left Page" style:page-layout-name="Mpm17" draw:style-name="Mdp1" style:next-style-name="Right_20_Page"/>
    <style:master-page style:name="First_20_Page" style:display-name="First Page" style:page-layout-name="Mpm18" draw:style-name="Mdp1" style:next-style-name="Standard"/>
    <style:master-page style:name="Envelope" style:page-layout-name="Mpm19" draw:style-name="Mdp1"/>
    <style:master-page style:name="Index" style:page-layout-name="Mpm18" draw:style-name="Mdp1"/>
    <style:master-page style:name="Footnote" style:page-layout-name="Mpm5" draw:style-name="Mdp1"/>
    <style:master-page style:name="Landscape" style:page-layout-name="Mpm20" draw:style-name="Mdp1"/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_5f_En-tête"><draw:line text:anchor-type="paragraph" draw:z-index="0" draw:name="Forme3" draw:style-name="Mgr1" draw:text-style-name="MP24" svg:x1="13.668cm" svg:y1="0.36cm" svg:x2="20.496cm" svg:y2="0.36cm"><text:p/></draw:line>Effectuer une suite d'opérations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10-01T09:38:11.127000000</dc:date>
    <meta:editing-duration>PT9H59M45S</meta:editing-duration>
    <meta:editing-cycles>94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1" meta:image-count="0" meta:object-count="8" meta:page-count="1" meta:paragraph-count="140" meta:word-count="811" meta:character-count="3052" meta:non-whitespace-character-count="1988"/>
  </office:meta>
</office:document-meta>
</file>

<file path=Object 17/content.xml><?xml version="1.0" encoding="utf-8"?>
<math xmlns="http://www.w3.org/1998/Math/MathML" display="block">
  <semantics>
    <mstyle mathsize="10pt">
      <mfrac>
        <mrow>
          <mrow>
            <mo stretchy="false">−</mo>
            <mspace width="0.5em"/>
          </mrow>
          <mn>3</mn>
          <mrow>
            <mspace width="0.5em"/>
            <mo stretchy="false">−</mo>
            <mrow>
              <mo fence="true" form="prefix" stretchy="false">(</mo>
              <mrow>
                <mrow>
                  <mo stretchy="false">−</mo>
                  <mn>18</mn>
                </mrow>
              </mrow>
              <mo fence="true" form="postfix" stretchy="false">)</mo>
            </mrow>
          </mrow>
        </mrow>
        <mrow>
          <mo stretchy="false">−</mo>
          <mn>6</mn>
        </mrow>
      </mfrac>
    </mstyle>
    <annotation encoding="StarMath 5.0"> size 10{{-`3`- (-18)} over -6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24</math:mn>
          <math:mrow>
            <math:mrow>
              <math:mo math:stretchy="false">−</math:mo>
              <math:mi/>
            </math:mrow>
            <math:mn>6</math:mn>
          </math:mrow>
        </math:mfrac>
      </math:mrow>
    </math:mstyle>
    <math:annotation math:encoding="StarMath 5.0">size 10{24 over {-`6}}</math:annotation>
  </math:semantics>
</math:math>
</file>

<file path=Object 3/content.xml><?xml version="1.0" encoding="utf-8"?>
<math xmlns="http://www.w3.org/1998/Math/MathML" display="block">
  <semantics>
    <mstyle mathsize="10pt">
      <mrow>
        <mi mathvariant="normal">–</mi>
        <mspace width="0.5em"/>
        <mfrac>
          <mn>5</mn>
          <mn>8</mn>
        </mfrac>
      </mrow>
    </mstyle>
    <annotation encoding="StarMath 5.0">size 10{–`{5 over 8}}</annotation>
  </semantics>
</math>
</file>

<file path=Object 4/content.xml><?xml version="1.0" encoding="utf-8"?>
<math xmlns="http://www.w3.org/1998/Math/MathML" display="block">
  <semantics>
    <mstyle mathsize="10pt">
      <mfrac>
        <mrow>
          <mspace width="0.5em"/>
          <mn>3,6</mn>
        </mrow>
        <mrow>
          <mspace width="0.5em"/>
          <mn>9</mn>
        </mrow>
      </mfrac>
    </mstyle>
    <annotation encoding="StarMath 5.0">size 10{{`{3,6}} over {`{9}}}</annotation>
  </semantics>
</math>
</file>

<file path=Object 5/content.xml><?xml version="1.0" encoding="utf-8"?>
<math xmlns="http://www.w3.org/1998/Math/MathML">
  <semantics>
    <mrow>
      <mstyle mathsize="10pt">
        <mrow>
          <mrow>
            <mfrac>
              <mrow>
                <mrow>
                  <mn>24</mn>
                </mrow>
              </mrow>
              <mrow>
                <mn>8</mn>
              </mrow>
            </mfrac>
          </mrow>
        </mrow>
      </mstyle>
    </mrow>
    <annotation encoding="StarMath 5.0">size 10{{{24}} over {8}}</annotation>
  </semantics>
</math>
</file>

<file path=Object 6/content.xml><?xml version="1.0" encoding="utf-8"?>
<math xmlns="http://www.w3.org/1998/Math/MathML">
  <semantics>
    <mrow>
      <mstyle mathsize="10pt">
        <mrow>
          <mrow>
            <mfrac>
              <munder accentunder="true">
                <mrow>
                  <mrow>
                    <mo stretchy="false">−</mo>
                    <mi/>
                  </mrow>
                  <mn>9</mn>
                  <mrow>
                    <mi/>
                    <mo stretchy="false">×</mo>
                    <mi/>
                  </mrow>
                  <mn>4</mn>
                </mrow>
                <mo>̲</mo>
              </munder>
              <munder accentunder="true">
                <mrow>
                  <mn>6</mn>
                  <mrow>
                    <mi/>
                    <mo stretchy="false">×</mo>
                    <mi/>
                  </mrow>
                  <mrow>
                    <mo stretchy="false">(</mo>
                    <mrow>
                      <mrow>
                        <mo stretchy="false">−</mo>
                        <mi/>
                      </mrow>
                      <mn>2</mn>
                    </mrow>
                    <mo stretchy="false">)</mo>
                  </mrow>
                </mrow>
                <mo>̲</mo>
              </munder>
            </mfrac>
          </mrow>
        </mrow>
      </mstyle>
    </mrow>
    <annotation encoding="StarMath 5.0"> size 10{underline{-`9` times `4} over underline{6` times `(-`2)}}</annotation>
  </semantics>
</math>
</file>

<file path=Object 7/content.xml><?xml version="1.0" encoding="utf-8"?>
<math xmlns="http://www.w3.org/1998/Math/MathML">
  <semantics>
    <mrow>
      <mstyle mathsize="10pt">
        <mrow>
          <mrow>
            <mfrac>
              <mrow>
                <mrow>
                  <mo stretchy="false">−</mo>
                  <mn>36</mn>
                </mrow>
              </mrow>
              <mrow>
                <mrow>
                  <mo stretchy="false">−</mo>
                  <mn>12</mn>
                </mrow>
              </mrow>
            </mfrac>
          </mrow>
        </mrow>
      </mstyle>
    </mrow>
    <annotation encoding="StarMath 5.0"> size 10{{-36} over {-12}}</annotation>
  </semantics>
</math>
</file>

<file path=Object 8/content.xml><?xml version="1.0" encoding="utf-8"?>
<math xmlns="http://www.w3.org/1998/Math/MathML">
  <semantics>
    <mrow>
      <mstyle mathsize="10pt">
        <mrow>
          <mrow>
            <mfrac>
              <mrow>
                <mrow>
                  <mo stretchy="false">−</mo>
                  <mi/>
                </mrow>
                <mn>3</mn>
                <mrow>
                  <mi/>
                  <mo stretchy="false">−</mo>
                  <munder accentunder="true">
                    <mrow>
                      <mi/>
                      <mn>6</mn>
                      <mrow>
                        <mi/>
                        <mo stretchy="false">×</mo>
                        <mi/>
                      </mrow>
                      <mrow>
                        <mo stretchy="false">(</mo>
                        <mrow>
                          <mrow>
                            <mo stretchy="false">−</mo>
                            <mi/>
                          </mrow>
                          <mn>3</mn>
                        </mrow>
                        <mo stretchy="false">)</mo>
                      </mrow>
                    </mrow>
                    <mo>̲</mo>
                  </munder>
                </mrow>
              </mrow>
              <munder accentunder="true">
                <mrow>
                  <mn>2</mn>
                  <mrow>
                    <mi/>
                    <mo stretchy="false">×</mo>
                    <mi/>
                  </mrow>
                  <mrow>
                    <mrow>
                      <mo stretchy="false">(</mo>
                      <mrow>
                        <mrow>
                          <mo stretchy="false">−</mo>
                          <mi/>
                        </mrow>
                        <mn>3</mn>
                      </mrow>
                      <mo stretchy="false">)</mo>
                    </mrow>
                  </mrow>
                </mrow>
                <mo>̲</mo>
              </munder>
            </mfrac>
          </mrow>
        </mrow>
      </mstyle>
    </mrow>
    <annotation encoding="StarMath 5.0"> size 10{{-`3`- underline {`6` times `(-`3)}} over underline{2` times `{(-`3)}}}</annotation>
  </semantics>
</math>
</file>